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avy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lNo</text:p>
          </table:table-cell>
          <table:table-cell office:value-type="string">
            <text:p>Part</text:p>
          </table:table-cell>
          <table:table-cell office:value-type="string">
            <text:p>kavya1</text:p>
          </table:table-cell>
          <table:table-cell office:value-type="string">
            <text:p>kavya2</text:p>
          </table:table-cell>
          <table:table-cell office:value-type="string">
            <text:p>anu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भाग-1</text:p>
          </table:table-cell>
          <table:table-cell office:value-type="string">
            <text:p>संघ और उसका राज्य क्षेत्र</text:p>
          </table:table-cell>
          <table:table-cell office:value-type="string">
            <text:p>(The Union and its Territories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सब राज्यों को मिलाकर, भारत एक संघ होगा,</text:p>
          </table:table-cell>
          <table:table-cell office:value-type="string">
            <text:p>चाहें तो, नवराष्ट्रों का मिलन, विधि सम्मत होगा।</text:p>
          </table:table-cell>
          <table:table-cell office:value-type="string">
            <text:p>अनुच्छेद - 1,2)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संसद चाहे, नये राज्यों का निर्माण कर सकती है,</text:p>
          </table:table-cell>
          <table:table-cell office:value-type="string">
            <text:p>वर्तमान राज्यों में, परिवर्तन भी कर सकती है।</text:p>
          </table:table-cell>
          <table:table-cell office:value-type="string">
            <text:p>(अनुच्छेद - 3)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भाग-2</text:p>
          </table:table-cell>
          <table:table-cell office:value-type="string">
            <text:p>नागरिकता</text:p>
          </table:table-cell>
          <table:table-cell office:value-type="string">
            <text:p>(Citizenship)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भारत में रहने वाला व्यक्ति, भारतीय कहलाता है,</text:p>
          </table:table-cell>
          <table:table-cell office:value-type="string">
            <text:p>बाहर से आ बसे भारत में, वह भी ये हक पाता है।</text:p>
          </table:table-cell>
          <table:table-cell office:value-type="string">
            <text:p>(अनुच्छेद - 5)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कोई स्वेच्छा से करे, विदेशी नागरिकता स्वीकार,</text:p>
          </table:table-cell>
          <table:table-cell office:value-type="string">
            <text:p>भारतीय नागरिकता पर, वह खोयेगा अधिकार।</text:p>
          </table:table-cell>
          <table:table-cell office:value-type="string">
            <text:p>(अनुच्छेद - 9)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भाग-3</text:p>
          </table:table-cell>
          <table:table-cell office:value-type="string">
            <text:p>मूल अधिकार </text:p>
          </table:table-cell>
          <table:table-cell office:value-type="string">
            <text:p>(Fundamental Rights)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मानव मूल अधिकारों को, महत्वपूर्ण बतलाया है,</text:p>
          </table:table-cell>
          <table:table-cell office:value-type="string">
            <text:p>इनके विरुद्ध किसी विधि को, असंगत ठहराया है।</text:p>
          </table:table-cell>
          <table:table-cell office:value-type="string">
            <text:p>(अनुच्छेद - 13)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अनुच्छेद चौदह में, समता का अधिकार है,</text:p>
          </table:table-cell>
          <table:table-cell office:value-type="string">
            <text:p>होटल हो चाहे दुकान, सबको प्रवेश अधिकार है।</text:p>
          </table:table-cell>
          <table:table-cell office:value-type="string">
            <text:p>(अनुच्छेद - 14, 15)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अनूसूचित जाति, जनजाति की करनी होगी भलाई</text:p>
          </table:table-cell>
          <table:table-cell office:value-type="string">
            <text:p>ताकि उनकी उन्नित हो और कमी की हो भरपाई।</text:p>
          </table:table-cell>
          <table:table-cell office:value-type="string">
            <text:p>(अनुच्छेद - 15)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नौकरी में धर्म, जाति, लिंग का नहीं होगा भेद,</text:p>
          </table:table-cell>
          <table:table-cell office:value-type="string">
            <text:p>साफ साफ शब्दों में, समझाता सोलह अनुच्छेद।</text:p>
          </table:table-cell>
          <table:table-cell office:value-type="string">
            <text:p>(अनुच्छेद - 16)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समाज के पिछड़े वर्गों को,हो आरक्षण का सहारा,</text:p>
          </table:table-cell>
          <table:table-cell office:value-type="string">
            <text:p>उन्नित करें दलित, जिनका जीवन वंचित सारा।</text:p>
          </table:table-cell>
          <table:table-cell office:value-type="string">
            <text:p>(अनुच्छेद - 16)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छुआछूत कलंक का, अनुच्छेद सतरह करे अंत,</text:p>
          </table:table-cell>
          <table:table-cell office:value-type="string">
            <text:p>डॉ० अम्बेडकर हुए मसीहा, मानवता के बने संत।</text:p>
          </table:table-cell>
          <table:table-cell office:value-type="string">
            <text:p>(अनुच्छेद - 17)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रहे ना कोई जमींदार अब, ना नवाब ना महाराजा,</text:p>
          </table:table-cell>
          <table:table-cell office:value-type="string">
            <text:p>पद ना होगा जन्म से, खुला योग्यता का दरवाजा।</text:p>
          </table:table-cell>
          <table:table-cell office:value-type="string">
            <text:p>(अनुच्छेद - 18)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प्रतियोगिता से ही मिलेगा, अब पद और सम्मान,</text:p>
          </table:table-cell>
          <table:table-cell office:value-type="string">
            <text:p>बनो डॉक्टर और कलक्टर, खूब कमाओ नाम।</text:p>
          </table:table-cell>
          <table:table-cell office:value-type="string">
            <text:p>(अनुच्छेद - 18 [भाव की अभिव्यक्ति])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व्यक्त करो अपने भावों को, जो चाहे सो बोलो,</text:p>
          </table:table-cell>
          <table:table-cell office:value-type="string">
            <text:p>अन्याय से नहीं डरो, मुँह तुम अपना खोलो।</text:p>
          </table:table-cell>
          <table:table-cell office:value-type="string">
            <text:p>(अनुच्छेद - 19)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संघ और समूह बनाना, है सबका अधिकार,</text:p>
          </table:table-cell>
          <table:table-cell office:value-type="string">
            <text:p>शांतिपूर्ण करो सम्मेलन, जो हो बिना हथियार।</text:p>
          </table:table-cell>
          <table:table-cell office:value-type="string">
            <text:p>(अनुच्छेद - 19)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सारा भारत देश तुम्हारा, कहीं भी जा सकते हो,</text:p>
          </table:table-cell>
          <table:table-cell office:value-type="string">
            <text:p>कोई जगह पसन्द आये, वहाँ भी रह सकते हो।</text:p>
          </table:table-cell>
          <table:table-cell office:value-type="string">
            <text:p>(अनुच्छेद - 19)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बनो वकील या व्यापारी, करो कोई भी कारोबार,</text:p>
          </table:table-cell>
          <table:table-cell office:value-type="string">
            <text:p>अनुच्छेद उन्नीस देता है, तुमको ये सारे अधिकार।</text:p>
          </table:table-cell>
          <table:table-cell office:value-type="string">
            <text:p>(अनुच्छेद - 19)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जब तक सिद्ध नहीं हो दोष,दोषी नहीं कहलाओगे,</text:p>
          </table:table-cell>
          <table:table-cell office:value-type="string">
            <text:p>बेगुनाह साबित होने के, सब अवसर तुम पाओगे।</text:p>
          </table:table-cell>
          <table:table-cell office:value-type="string">
            <text:p>(अनुच्छेद - 20)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पहले कारण बतलायेंगे, तभी करेंगे गिरफ्तार,</text:p>
          </table:table-cell>
          <table:table-cell office:value-type="string">
            <text:p>चौबीस घंटे में छोड़ेंगे, गिरफ्तारी यदि बेआधार।</text:p>
          </table:table-cell>
          <table:table-cell office:value-type="string">
            <text:p>(अनुच्छेद - 22)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कोई बच्चा ना करे मजदूरी, मजदूर ना करे बेगार,</text:p>
          </table:table-cell>
          <table:table-cell office:value-type="string">
            <text:p>यदि कोई भी करे उल्लंघन, जाना होगा कारागार।</text:p>
          </table:table-cell>
          <table:table-cell office:value-type="string">
            <text:p>(अनुच्छेद - 23)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नन्हें - नन्हें से बच्चे, नहीं करे खान में काम,</text:p>
          </table:table-cell>
          <table:table-cell office:value-type="string">
            <text:p>सरकार उन्हें देगी शिक्षा, ताकि बने बड़े इंसान।</text:p>
          </table:table-cell>
          <table:table-cell office:value-type="string">
            <text:p>(अनुच्छेद - 24, 21 क)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किसी भी धर्म को मानो, या उसका प्रचार करो,</text:p>
          </table:table-cell>
          <table:table-cell office:value-type="string">
            <text:p>अपने बनाओ संस्थान, संचालन का काम करो।</text:p>
          </table:table-cell>
          <table:table-cell office:value-type="string">
            <text:p>(अनुच्छेद - 25, 26)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कर से होता मुक्त है, धार्मिक कार्यों का प्रबंध,</text:p>
          </table:table-cell>
          <table:table-cell office:value-type="string">
            <text:p>सरकारी स्कूलों में है, धार्मिक शिक्षा पर प्रतिबंध।</text:p>
          </table:table-cell>
          <table:table-cell office:value-type="string">
            <text:p>(अनुच्छेद - 27, 28)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बौद्ध मुस्लिम सिख ईसाई,अल्पसंख्यक हैं ये भाई,</text:p>
          </table:table-cell>
          <table:table-cell office:value-type="string">
            <text:p>अपने धर्म, लिपि, भाषा की, कर सकते हैं पढ़ाई।</text:p>
          </table:table-cell>
          <table:table-cell office:value-type="string">
            <text:p>(अनुच्छेद - 29, 30)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मूल अधिकार बहुत जरूरी, प्रजातंत्र का सार,</text:p>
          </table:table-cell>
          <table:table-cell office:value-type="string">
            <text:p>इन सब की गारंटी देता, संवैधानिक उपचार।</text:p>
          </table:table-cell>
          <table:table-cell office:value-type="string">
            <text:p>(अनुच्छेद - 32)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छीने यदि कोई अधिकार, रिट दायर करवाओ,</text:p>
          </table:table-cell>
          <table:table-cell office:value-type="string">
            <text:p>न्यायालय से लो आदेश, लागू उसे कराओ।</text:p>
          </table:table-cell>
          <table:table-cell office:value-type="string">
            <text:p>(अनुच्छेद - 32)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शस्त्र बलों व आई०बी० में,बहुत जरूरी अनुशासन,</text:p>
          </table:table-cell>
          <table:table-cell office:value-type="string">
            <text:p>अधिकारों में अल्प कटौती, कर सकता है शासन।</text:p>
          </table:table-cell>
          <table:table-cell office:value-type="string">
            <text:p>(अनुच्छेद - 33)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भाग-4</text:p>
          </table:table-cell>
          <table:table-cell office:value-type="string">
            <text:p>राज्य के नीति निर्देशक तत्व</text:p>
          </table:table-cell>
          <table:table-cell office:value-type="string">
            <text:p>(Directive Principles of State Policy)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string">
            <text:p>संविधान सब राज्यों को, देता है निर्देश,</text:p>
          </table:table-cell>
          <table:table-cell office:value-type="string">
            <text:p>जनता के कल्याण की, व्यवस्था करें विशेष।</text:p>
          </table:table-cell>
          <table:table-cell office:value-type="string">
            <text:p>(अनुच्छेद - 38)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सामाजिक असमता कम हो, घटे आय का अंतर,</text:p>
          </table:table-cell>
          <table:table-cell office:value-type="string">
            <text:p>सभी क्षेत्र करें विकास, अवसर मिले निरन्तर।</text:p>
          </table:table-cell>
          <table:table-cell office:value-type="string">
            <text:p>(अनुच्छेद - 38)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स्त्री-पुरुष सबको मिले, आजीविका के साधन,</text:p>
          </table:table-cell>
          <table:table-cell office:value-type="string">
            <text:p>सामूहिक हित हो जिसमें, बाँटो सब संसाधन।</text:p>
          </table:table-cell>
          <table:table-cell office:value-type="string">
            <text:p>(अनुच्छेद - 39)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एक हाथ में केन्द्रित ना हों, उत्पादन के साधन,</text:p>
          </table:table-cell>
          <table:table-cell office:value-type="string">
            <text:p>नर-नारी यदि करें कार्य, तो मिले समान ही वेतन।</text:p>
          </table:table-cell>
          <table:table-cell office:value-type="string">
            <text:p>(अनुच्छेद - 39)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कार्मिकों के स्वास्थ्य का, ध्यान रखे सरकार,</text:p>
          </table:table-cell>
          <table:table-cell office:value-type="string">
            <text:p>स्त्री - पुरुष, बच्चे न करें, हानिकारक रोजगार।</text:p>
          </table:table-cell>
          <table:table-cell office:value-type="string">
            <text:p>(अनुच्छेद - 39)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सब बच्चे उन्नित करें, मिले माहौल अनुकूल,</text:p>
          </table:table-cell>
          <table:table-cell office:value-type="string">
            <text:p>शोषण उनका ना होये, कभी न जाना भूल।</text:p>
          </table:table-cell>
          <table:table-cell office:value-type="string">
            <text:p>(अनुच्छेद - 39)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न्याय सर्वजन को मिले, अपराधी या सुशील,</text:p>
          </table:table-cell>
          <table:table-cell office:value-type="string">
            <text:p>कोई बहुत गरीब हो, तो मुफ्त में मिले वकील।</text:p>
          </table:table-cell>
          <table:table-cell office:value-type="string">
            <text:p>(अनुच्छेद - 39 क)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गाँव में निश्चित करें, पंचायत का गठन,</text:p>
          </table:table-cell>
          <table:table-cell office:value-type="string">
            <text:p>जनता को शक्ति मिले, लगे विकास में धन।</text:p>
          </table:table-cell>
          <table:table-cell office:value-type="string">
            <text:p>(अनुच्छेद - 40)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string">
            <text:p>बूढ़ा हो, बेकार हो, असमर्थ या बीमार,</text:p>
          </table:table-cell>
          <table:table-cell office:value-type="string">
            <text:p>सहारा इनको भी मिले, कुछ मदद करे सरकार।</text:p>
          </table:table-cell>
          <table:table-cell office:value-type="string">
            <text:p>(अनुच्छेद - 41)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अच्छा, सुविधाजनक हो, कार्यालय में काम,</text:p>
          </table:table-cell>
          <table:table-cell office:value-type="string">
            <text:p>गर्भवती महिलाओं को, मिले विशेष आराम।</text:p>
          </table:table-cell>
          <table:table-cell office:value-type="string">
            <text:p>(अनुच्छेद - 42)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जीवन का स्तर सुधरे, चहुंमुखी होये विकास,</text:p>
          </table:table-cell>
          <table:table-cell office:value-type="string">
            <text:p>बेकारों को मिले काम, सुविधा और अवकाश।</text:p>
          </table:table-cell>
          <table:table-cell office:value-type="string">
            <text:p>(अनुच्छेद - 43)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उद्योगों के प्रबन्ध में, हो मजदूरों का हाथ,</text:p>
          </table:table-cell>
          <table:table-cell office:value-type="string">
            <text:p>सहकारी समिति का स्वरूप, खिले साथ ही साथ।</text:p>
          </table:table-cell>
          <table:table-cell office:value-type="string">
            <text:p>(अनुच्छेद - 43 क और ख)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string">
            <text:p>सब नागरिकों के लिए, जो देश में करें निवास,</text:p>
          </table:table-cell>
          <table:table-cell office:value-type="string">
            <text:p>समान सिविल संहिता का, किया जाये प्रयास।</text:p>
          </table:table-cell>
          <table:table-cell office:value-type="string">
            <text:p>(अनुच्छेद - 44)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नन्हें बच्चों को मिले, शिक्षा और सुरक्षा,</text:p>
          </table:table-cell>
          <table:table-cell office:value-type="string">
            <text:p>बनें सभ्य नागरिक वे, जीवन हो अति अच्छा।</text:p>
          </table:table-cell>
          <table:table-cell office:value-type="string">
            <text:p>(अनुच्छेद - 45)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अनुसूचित जाति, जनजाति, वर्ग हैं सबसे दुर्बल,</text:p>
          </table:table-cell>
          <table:table-cell office:value-type="string">
            <text:p>अन्यायों पर लगे रोक, मिले शिक्षा और धन बल।</text:p>
          </table:table-cell>
          <table:table-cell office:value-type="string">
            <text:p>(अनुच्छेद - 46)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मिलें विटामिन, पोषक तत्व, उच्च स्तरीय जीवन,</text:p>
          </table:table-cell>
          <table:table-cell office:value-type="string">
            <text:p>स्वास्थ्य सेवा में हो सुधार, रुके नशे का सेवन।</text:p>
          </table:table-cell>
          <table:table-cell office:value-type="string">
            <text:p>(अनुच्छेद - 47)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वैज्ञानिक तकनीकों से बढ़े, कृषि और पशुपालन,</text:p>
          </table:table-cell>
          <table:table-cell office:value-type="string">
            <text:p>सुधरे नस्ल पशुओं की, वध-निषेध का हो पालन।</text:p>
          </table:table-cell>
          <table:table-cell office:value-type="string">
            <text:p>(अनुच्छेद - 48)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पयार्वरण सुरक्षित रखो, करो जीवन का रक्षण,</text:p>
          </table:table-cell>
          <table:table-cell office:value-type="string">
            <text:p>वृक्ष लगाओ, करो हरियाली,वन जीवों का रक्षण।</text:p>
          </table:table-cell>
          <table:table-cell office:value-type="string">
            <text:p>(अनुच्छेद - 48 क)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स्मारकों की करें सुरक्षा, रखें विशेष ध्यान,</text:p>
          </table:table-cell>
          <table:table-cell office:value-type="string">
            <text:p>इतिहास रहेगा सुरक्षित, बढ़ेगा सबका ज्ञान।</text:p>
          </table:table-cell>
          <table:table-cell office:value-type="string">
            <text:p>(अनुच्छेद - 49)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प्रशासन का न्यायालय में, ना हो कोई दखल,</text:p>
          </table:table-cell>
          <table:table-cell office:value-type="string">
            <text:p>न्यायपालिका रहे स्वतंत्र, न्याय मिले प्रतिपल।</text:p>
          </table:table-cell>
          <table:table-cell office:value-type="string">
            <text:p>(अनुच्छेद - 50)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सब देशों के बीच में, रहे सुरक्षा शान्ति,</text:p>
          </table:table-cell>
          <table:table-cell office:value-type="string">
            <text:p>आपस में आदर बढ़े, मिटे परस्पर भ्रान्ति।</text:p>
          </table:table-cell>
          <table:table-cell office:value-type="string">
            <text:p>(अनुच्छेद - 51)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भाग-4क</text:p>
          </table:table-cell>
          <table:table-cell office:value-type="string">
            <text:p>मूल कर्तव्य</text:p>
          </table:table-cell>
          <table:table-cell office:value-type="string">
            <text:p><text:s/>(Fundamental Duties)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string">
            <text:p>संविधान का करें पालन, झंडे का करें सम्मान,</text:p>
          </table:table-cell>
          <table:table-cell office:value-type="string">
            <text:p>इसके आदर्शों को माने, आदर से करें राष्ट्रगान।</text:p>
          </table:table-cell>
          <table:table-cell office:value-type="string">
            <text:p>(अनुच्छेद - 51 क [ क ])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आजादी के आदर्शों को, समझे और बयान करें,</text:p>
          </table:table-cell>
          <table:table-cell office:value-type="string">
            <text:p>देश की प्रभुता, अखंडता के, रक्षक का काम करें।</text:p>
          </table:table-cell>
          <table:table-cell office:value-type="string">
            <text:p>(अनुच्छेद - 51 क [ ख, ग ])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string">
            <text:p>राष्ट्र की सेवा करें, स्त्री का सम्मान करें,</text:p>
          </table:table-cell>
          <table:table-cell office:value-type="string">
            <text:p>भेदभाव रहित होकर, भ्रातृत्व का निर्माण करें।</text:p>
          </table:table-cell>
          <table:table-cell office:value-type="string">
            <text:p>(अनुच्छेद - 51 क [ घ, ङ ])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string">
            <text:p>सामाजिक संस्कृति समझें, परम्परा का मान करें,</text:p>
          </table:table-cell>
          <table:table-cell office:value-type="string">
            <text:p>प्रकृति का विस्तार करें, जीवन का सम्मान करें।</text:p>
          </table:table-cell>
          <table:table-cell office:value-type="string">
            <text:p>(अनुच्छेद - 51 क [ च, छ ])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string">
            <text:p>वैज्ञानिक हो दृष्टिकोण, ज्ञानार्जन का काम करें,</text:p>
          </table:table-cell>
          <table:table-cell office:value-type="string">
            <text:p>सावर्जनिक सम्पत्ति का, कभी नहीं नुकसान करें।</text:p>
          </table:table-cell>
          <table:table-cell office:value-type="string">
            <text:p>(अनुच्छेद - 51 क [ ज, झ ])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string">
            <text:p>खुद ऊंचाईयों को छू लें, लोगों को भी बढ़ायें,</text:p>
          </table:table-cell>
          <table:table-cell office:value-type="string">
            <text:p>राष्ट्र निरन्तर बढ़े आगे, सभी सफल हो जायें।</text:p>
          </table:table-cell>
          <table:table-cell office:value-type="string">
            <text:p>(अनुच्छेद - 51 क [ ञ ] )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string">
            <text:p>माता-पिता या संरक्षक, प्रथम काम ये करवायें,</text:p>
          </table:table-cell>
          <table:table-cell office:value-type="string">
            <text:p>चाहे गरीबी हो घर में, बच्चे को शिक्षा दिलवायें।</text:p>
          </table:table-cell>
          <table:table-cell office:value-type="string">
            <text:p>(अनुच्छेद - 51 क [ ट ] )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भाग-5</text:p>
          </table:table-cell>
          <table:table-cell office:value-type="string">
            <text:p>संघ </text:p>
          </table:table-cell>
          <table:table-cell office:value-type="string">
            <text:p>(The Union)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कार्यपालिका </text:p>
          </table:table-cell>
          <table:table-cell office:value-type="string">
            <text:p>(The Executive)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string">
            <text:p>भारत सरकार में राष्ट्रपति, सर्वोच्चाधिकारी होगा,</text:p>
          </table:table-cell>
          <table:table-cell office:value-type="string">
            <text:p>जल थल वायु सेना का, वह शीर्षाधिकारी होगा।</text:p>
          </table:table-cell>
          <table:table-cell office:value-type="string">
            <text:p>(अनुच्छेद - 52, 53)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string">
            <text:p>संसद विधानसभाओं द्वारा,राष्ट्रपति चयनित होगा,</text:p>
          </table:table-cell>
          <table:table-cell office:value-type="string">
            <text:p>पाँच साल का कार्यकाल,जिनका नियमित होगा।</text:p>
          </table:table-cell>
          <table:table-cell office:value-type="string">
            <text:p>(अनुच्छेद - 54, 56)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string">
            <text:p>नागिरक हो भारत का, आयु पैंतीस से कम ना हो,</text:p>
          </table:table-cell>
          <table:table-cell office:value-type="string">
            <text:p>सांसद बनने लायक हों,कोई लाभ का पद ना हो।</text:p>
          </table:table-cell>
          <table:table-cell office:value-type="string">
            <text:p>(अनुच्छेद - 58)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मुख्य न्यायाधीश द्वारा, उनका शपथ ग्रहण होगा,</text:p>
          </table:table-cell>
          <table:table-cell office:value-type="string">
            <text:p>संविधान की रक्षा और अनुपालन का प्रण होगा।</text:p>
          </table:table-cell>
          <table:table-cell office:value-type="string">
            <text:p>(अनुच्छेद - 60)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string">
            <text:p>राष्ट्रपति यदि संविधान की, अवहेलना करते हैं,</text:p>
          </table:table-cell>
          <table:table-cell office:value-type="string">
            <text:p>संसद सदस्य उनके ऊपर, दोषारोपण करते हैं।</text:p>
          </table:table-cell>
          <table:table-cell office:value-type="string">
            <text:p>(अनुच्छेद - 61)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string">
            <text:p>संसद द्वारा दोषारोपण, महाभियोग कहलाता है,</text:p>
          </table:table-cell>
          <table:table-cell office:value-type="string">
            <text:p>दोष सिद्ध होने पर, उनको पद से हटाया जाता है।</text:p>
          </table:table-cell>
          <table:table-cell office:value-type="string">
            <text:p>(अनुच्छेद - 61)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string">
            <text:p>राष्ट्रपति सर्वोच्च हैं, पर संसद है उनसे ऊपर,</text:p>
          </table:table-cell>
          <table:table-cell office:value-type="string">
            <text:p>राष्ट्रपति संसद न्यायालय, संविधान सबसे ऊपर।</text:p>
          </table:table-cell>
          <table:table-cell office:value-type="string">
            <text:p>(अनुच्छेद - 61 [भाव की अभिव्यक्ति])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string">
            <text:p>राष्ट्रपति यदि हों असमर्थ, अनुपस्थित या बीमार,</text:p>
          </table:table-cell>
          <table:table-cell office:value-type="string">
            <text:p>भारत के उपराष्ट्रपति, देखेंगे उनका कार्यभार।</text:p>
          </table:table-cell>
          <table:table-cell office:value-type="string">
            <text:p>(अनुच्छेद - 63, 65)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संसद के दो सदन करें, उपराष्ट्रपति का निर्वाचन,</text:p>
          </table:table-cell>
          <table:table-cell office:value-type="string">
            <text:p>संविधान के प्रति वे लेंगे, श्रद्धा, निष्ठा के वचन।</text:p>
          </table:table-cell>
          <table:table-cell office:value-type="string">
            <text:p>(अनुच्छेद - 66, 69)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string">
            <text:p>राष्ट्रपति कर सकते हैं, किसी भी सजा को कम,</text:p>
          </table:table-cell>
          <table:table-cell office:value-type="string">
            <text:p>दे सकते हैं माफी भी, या फिर सजा का निलंबन।</text:p>
          </table:table-cell>
          <table:table-cell office:value-type="string">
            <text:p>(अनुच्छेद - 72)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string">
            <text:p>राष्ट्रपति की मदद हेतु, एक मंत्री परिषद होगी,</text:p>
          </table:table-cell>
          <table:table-cell office:value-type="string">
            <text:p>समुचित कार्यवाही हेतु, जो अपनी सलाह देगी।</text:p>
          </table:table-cell>
          <table:table-cell office:value-type="string">
            <text:p>(अनुच्छेद - 74)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string">
            <text:p>महामहिम को, सलाह का, पालन करना ही होगा,</text:p>
          </table:table-cell>
          <table:table-cell office:value-type="string">
            <text:p>इस सलाह की अनदेखी, संभव काम नहीं होगा।</text:p>
          </table:table-cell>
          <table:table-cell office:value-type="string">
            <text:p>(अनुच्छेद - 74)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मंत्री-मंडल की नियुक्ति, राष्ट्रपति द्वारा होगी,</text:p>
          </table:table-cell>
          <table:table-cell office:value-type="string">
            <text:p>लोकसभा के प्रति भी, मंडल की जिम्मेदारी होगी।</text:p>
          </table:table-cell>
          <table:table-cell office:value-type="string">
            <text:p>(अनुच्छेद - 75)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string">
            <text:p>मंत्री-परिषद का मुखिया, प्रधानमंत्री होता है,</text:p>
          </table:table-cell>
          <table:table-cell office:value-type="string">
            <text:p>प्रजातंत्र में वह व्यक्ति, सबसे ताकतवर होता है।</text:p>
          </table:table-cell>
          <table:table-cell office:value-type="string">
            <text:p>(अनुच्छेद - 75)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string">
            <text:p>एक महान्यायवादी होगा, भारत सरकार में नियुक्त,</text:p>
          </table:table-cell>
          <table:table-cell office:value-type="string">
            <text:p>सरकार को विधि सम्बन्धी, सलाह देगा उपयुक्त।</text:p>
          </table:table-cell>
          <table:table-cell office:value-type="string">
            <text:p>(अनुच्छेद - 76)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string">
            <text:p>सरकार सब काम करेगी, राष्ट्रपति के नाम से,</text:p>
          </table:table-cell>
          <table:table-cell office:value-type="string">
            <text:p>उनको अवगत भी करायेगी, सरकार के काम से।</text:p>
          </table:table-cell>
          <table:table-cell office:value-type="string">
            <text:p>(अनुच्छेद - 77, 78)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संसद </text:p>
          </table:table-cell>
          <table:table-cell office:value-type="string">
            <text:p>(Parliament)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string">
            <text:p>संसद भारत देश की, सबसे बड़ी संस्था होगी,</text:p>
          </table:table-cell>
          <table:table-cell office:value-type="string">
            <text:p>नये कानून बनाने हेतु, उसकी ही क्षमता होगी।</text:p>
          </table:table-cell>
          <table:table-cell office:value-type="string">
            <text:p>(अनुच्छेद - 79)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तीन भागों से होता है, भारतीय संसद का गठन,</text:p>
          </table:table-cell>
          <table:table-cell office:value-type="string">
            <text:p>सर्वप्रथम हैं राष्ट्रपति, फिर संसद के दो सदन।</text:p>
          </table:table-cell>
          <table:table-cell office:value-type="string">
            <text:p>(अनुच्छेद - 79)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string">
            <text:p>राज्य सभा के सदस्यों का, राज्य ही करें चयन,</text:p>
          </table:table-cell>
          <table:table-cell office:value-type="string">
            <text:p>कुछ विशेष लोगों का, किया जाता है मनोनयन।</text:p>
          </table:table-cell>
          <table:table-cell office:value-type="string">
            <text:p>(अनुच्छेद - 80)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string">
            <text:p>प्रत्येक पाँच साल में होता, लोक सभा का चुनाव,</text:p>
          </table:table-cell>
          <table:table-cell office:value-type="string">
            <text:p>यही लोकतंत्र का जादू, जब लोग करे बदलाव।</text:p>
          </table:table-cell>
          <table:table-cell office:value-type="string">
            <text:p>(अनुच्छेद - 83)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string">
            <text:p>राज्य सभा में नियुक्ति हेतु, उम्र चाहिए तीस,</text:p>
          </table:table-cell>
          <table:table-cell office:value-type="string">
            <text:p>लोकसभा में आने हेतु, पूरे करें पच्चीस।</text:p>
          </table:table-cell>
          <table:table-cell office:value-type="string">
            <text:p>(अनुच्छेद - 84)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string">
            <text:p>राष्ट्रपति समय समय पर, करेंगे संसद में बैठक,</text:p>
          </table:table-cell>
          <table:table-cell office:value-type="string">
            <text:p>दोनों सदनों में अभिभाषण का, होगा उनका हक।</text:p>
          </table:table-cell>
          <table:table-cell office:value-type="string">
            <text:p>(अनुच्छेद - 86, 87)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string">
            <text:p>लोकसभा शीघ्र चुनेगी, अपना एक अध्यक्ष,</text:p>
          </table:table-cell>
          <table:table-cell office:value-type="string">
            <text:p>लोकसभा के संचालन में, होगा वह अति दक्ष।</text:p>
          </table:table-cell>
          <table:table-cell office:value-type="string">
            <text:p>(अनुच्छेद - 93)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string">
            <text:p>संसद के सब सदस्यों को, लेनी होगी एक शपथ,</text:p>
          </table:table-cell>
          <table:table-cell office:value-type="string">
            <text:p>संविधान का करेंगे पालन, अपनायेंगे उसका पथ।</text:p>
          </table:table-cell>
          <table:table-cell office:value-type="string">
            <text:p>(अनुच्छेद - 99)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string">
            <text:p>सांसद नहीं बने रहेंगे, यदि हो विकृत मानसिकता,</text:p>
          </table:table-cell>
          <table:table-cell office:value-type="string">
            <text:p>हो जायें दिवालिया, या त्यागें देश की नागरिकता।</text:p>
          </table:table-cell>
          <table:table-cell office:value-type="string">
            <text:p>(अनुच्छेद - 102)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string">
            <text:p>सांसद सदन में बोलें, या रखें स्वतंत्र विचार,</text:p>
          </table:table-cell>
          <table:table-cell office:value-type="string">
            <text:p>वाणी की स्वतंत्रता ही, है संसद का मुख्य आचार।</text:p>
          </table:table-cell>
          <table:table-cell office:value-type="string">
            <text:p>(अनुच्छेद - 105)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string">
            <text:p>संसद बनायेगी कानून और पास करेगी बिल,</text:p>
          </table:table-cell>
          <table:table-cell office:value-type="string">
            <text:p>दोनों सदनों की सहमति से, काम नहीं मुश्किल।</text:p>
          </table:table-cell>
          <table:table-cell office:value-type="string">
            <text:p>(अनुच्छेद - 107)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जब कोई बिल पास होगा, सहमति देगें राष्ट्रपति,</text:p>
          </table:table-cell>
          <table:table-cell office:value-type="string">
            <text:p>यदि संविधान सम्मत है,तो जल्द ही देंगे स्वीकृति।</text:p>
          </table:table-cell>
          <table:table-cell office:value-type="string">
            <text:p>(अनुच्छेद - 111)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string">
            <text:p>मंत्रालय सरकारी खर्चे का, पूरा बजट बनाता है,</text:p>
          </table:table-cell>
          <table:table-cell office:value-type="string">
            <text:p>वित्त मंत्री फिर इसको, संसद में पास कराता है।</text:p>
          </table:table-cell>
          <table:table-cell office:value-type="string">
            <text:p>(अनुच्छेद - 112)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string">
            <text:p>संसद में होगी प्रयोग, हिन्दी या अंग्रेजी भाषा,</text:p>
          </table:table-cell>
          <table:table-cell office:value-type="string">
            <text:p>यदि कोई दोनों ना जाने, बोले अपनी मातृभाषा।</text:p>
          </table:table-cell>
          <table:table-cell office:value-type="string">
            <text:p>(अनुच्छेद - 120)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string">
            <text:p>किसी जज के बर्ताव पर, संसद में ना होगी बहस,</text:p>
          </table:table-cell>
          <table:table-cell office:value-type="string">
            <text:p>संसदीय कार्यवाही पर, जज का नहीं चलेगा बस।</text:p>
          </table:table-cell>
          <table:table-cell office:value-type="string">
            <text:p>(अनुच्छेद - 121, 122)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string">
            <text:p>संसद ना चल रही हो, परिस्थिति भी हो विशेष,</text:p>
          </table:table-cell>
          <table:table-cell office:value-type="string">
            <text:p>राष्ट्रपति कानून बनायें, जारी करके अध्यादेश।</text:p>
          </table:table-cell>
          <table:table-cell office:value-type="string">
            <text:p>(अनुच्छेद - 123)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न्यायपालिका </text:p>
          </table:table-cell>
          <table:table-cell office:value-type="string">
            <text:p>(The Union Judiciary)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string">
            <text:p>पूरे भारत में एक, सर्वोच्च न्यायालय होगा,</text:p>
          </table:table-cell>
          <table:table-cell office:value-type="string">
            <text:p>न्याय का मन्दिर होगा, जजों का कार्यालय होगा।</text:p>
          </table:table-cell>
          <table:table-cell office:value-type="string">
            <text:p>(अनुच्छेद - 124)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string">
            <text:p>जज यदि बनना हो, तो चाहिए संविधान का ज्ञान,</text:p>
          </table:table-cell>
          <table:table-cell office:value-type="string">
            <text:p>वकील या जज के रूप में, पहले किया हो काम।</text:p>
          </table:table-cell>
          <table:table-cell office:value-type="string">
            <text:p>(अनुच्छेद - 124)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string">
            <text:p>इन सभी जजों का चयन, राष्ट्रपति जी करते हैं,</text:p>
          </table:table-cell>
          <table:table-cell office:value-type="string">
            <text:p>इसके लिए अन्य जजों से, सलाह भी वह करते हैं।</text:p>
          </table:table-cell>
          <table:table-cell office:value-type="string">
            <text:p>(अनुच्छेद - 124)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string">
            <text:p>पद ग्रहण से पूर्व, सब जज करते हैं ये वादा,</text:p>
          </table:table-cell>
          <table:table-cell office:value-type="string">
            <text:p>पक्षपात मैं नहीं करूंगा, रखूँ संविधान मर्यादा।</text:p>
          </table:table-cell>
          <table:table-cell office:value-type="string">
            <text:p>(अनुच्छेद - 124)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जज हो जायें असमर्थ, या तोड़े संविधान की हद,</text:p>
          </table:table-cell>
          <table:table-cell office:value-type="string">
            <text:p>संसद करेगी महाभियोग, छोड़ना होगा उनको पद।</text:p>
          </table:table-cell>
          <table:table-cell office:value-type="string">
            <text:p>(अनुच्छेद - 124)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string">
            <text:p>सुप्रीम कोर्ट के पास, सबसे ज्यादा अधिकार,</text:p>
          </table:table-cell>
          <table:table-cell office:value-type="string">
            <text:p>मसला अपील का हो,या फिर राज्यों की तकरार।</text:p>
          </table:table-cell>
          <table:table-cell office:value-type="string">
            <text:p>(अनुच्छेद - 131, 132, 133, 134)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string">
            <text:p>जरूरत पड़े तो सुप्रीम कोर्ट, नये कानून बनाता है,</text:p>
          </table:table-cell>
          <table:table-cell office:value-type="string">
            <text:p>जटिल संवैधानिक मसलों को भी,ये सुलझाता है।</text:p>
          </table:table-cell>
          <table:table-cell office:value-type="string">
            <text:p>(अनुच्छेद - 141, 143)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string">
            <text:p>भारत में एक नियंत्रक महालेखापरीक्षक होगा,</text:p>
          </table:table-cell>
          <table:table-cell office:value-type="string">
            <text:p>केन्द्र-राज्य के खर्चों का, ब्यौरा उसे रखना होगा।</text:p>
          </table:table-cell>
          <table:table-cell office:value-type="string">
            <text:p>(अनुच्छेद - 148, 149)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string">
            <text:p>भाग-6</text:p>
          </table:table-cell>
          <table:table-cell office:value-type="string">
            <text:p>राज्य </text:p>
          </table:table-cell>
          <table:table-cell office:value-type="string">
            <text:p>(The States)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कार्यपालिका </text:p>
          </table:table-cell>
          <table:table-cell office:value-type="string">
            <text:p>(The Executive)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string">
            <text:p>राज्यपाल हर राज्य में, सर्वोच्च अधिकारी होगा,</text:p>
          </table:table-cell>
          <table:table-cell office:value-type="string">
            <text:p>राष्ट्रपति करेंगे नियुक्ति,कार्यकाल पांच वर्ष होगा।</text:p>
          </table:table-cell>
          <table:table-cell office:value-type="string">
            <text:p>(अनुच्छेद - 153, 154, 155, 156)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string">
            <text:p>राज्यपाल की नियुक्ति हेतु, भारत का नागिरक हो,</text:p>
          </table:table-cell>
          <table:table-cell office:value-type="string">
            <text:p>आयु पैंतीस की हो, अन्य लाभ का पद ना हो।</text:p>
          </table:table-cell>
          <table:table-cell office:value-type="string">
            <text:p>(अनुच्छेद - 157, 158)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राज्यपाल को मिलेंगे, भत्ते और विशेषािधकार,</text:p>
          </table:table-cell>
          <table:table-cell office:value-type="string">
            <text:p>साथ ही साथ होंगे वे, मुफ्त मकान के हकदार।</text:p>
          </table:table-cell>
          <table:table-cell office:value-type="string">
            <text:p>(अनुच्छेद - 158)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string">
            <text:p>उच्च न्यायालय के जज से, राज्यपाल लेंगे शपथ,</text:p>
          </table:table-cell>
          <table:table-cell office:value-type="string">
            <text:p>जनता की करेंगे सेवा, अपनायेंगे संविधान पथ।</text:p>
          </table:table-cell>
          <table:table-cell office:value-type="string">
            <text:p>(अनुच्छेद - 159)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string">
            <text:p>आपराधिक मामलों में, राज्यपाल रखते हैं शक्ति,</text:p>
          </table:table-cell>
          <table:table-cell office:value-type="string">
            <text:p>दोषी की कम करें सजा,या फिर दण्ड से दे मुक्ति।</text:p>
          </table:table-cell>
          <table:table-cell office:value-type="string">
            <text:p>(अनुच्छेद - 161)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string">
            <text:p>राज्यपाल विवेकानुसार, करेंगे कार्यों का निर्वाह,</text:p>
          </table:table-cell>
          <table:table-cell office:value-type="string">
            <text:p>अन्य मामलों में वे लेंगे, मंत्री परिषद से सलाह।</text:p>
          </table:table-cell>
          <table:table-cell office:value-type="string">
            <text:p>(अनुच्छेद - 163)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string">
            <text:p>राज्यपाल ही करेंगे, राज्य मुख्यमंत्री की नियुक्ति,</text:p>
          </table:table-cell>
          <table:table-cell office:value-type="string">
            <text:p>फिर उनकी सलाह पर, अन्य मंत्रियों की नियुक्ति।</text:p>
          </table:table-cell>
          <table:table-cell office:value-type="string">
            <text:p>(अनुच्छेद - 164)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string">
            <text:p>राज्य के कुल मंत्रियों की, संख्या निर्धारित होगी,</text:p>
          </table:table-cell>
          <table:table-cell office:value-type="string">
            <text:p>एम एल ए की संख्या का,पंद्रह प्रतिशत ही होगी।</text:p>
          </table:table-cell>
          <table:table-cell office:value-type="string">
            <text:p>(अनुच्छेद - 164)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string">
            <text:p>राज्य मंत्रियों की शपथ, संविधान के प्रति होगी,</text:p>
          </table:table-cell>
          <table:table-cell office:value-type="string">
            <text:p>सारी जनता की सेवा, पक्षपात रहित होगी।</text:p>
          </table:table-cell>
          <table:table-cell office:value-type="string">
            <text:p>(अनुच्छेद - 164)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office:value-type="string">
            <text:p>मंत्री को गोपनीयता की, शपथ ग्रहण करनी होगी,</text:p>
          </table:table-cell>
          <table:table-cell office:value-type="string">
            <text:p>कुछ विषयों की जानकारी, उन्हें गुप्त रखनी होगी।</text:p>
          </table:table-cell>
          <table:table-cell office:value-type="string">
            <text:p>(अनुच्छेद - 164)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string">
            <text:p>राज्यपाल ही नियुक्त करेंगे, राज्य का महाधिवक्ता,</text:p>
          </table:table-cell>
          <table:table-cell office:value-type="string">
            <text:p>कानूनी विषयों पर होगा,वो ही अधिकारिक वक्ता।</text:p>
          </table:table-cell>
          <table:table-cell office:value-type="string">
            <text:p>(अनुच्छेद - 165)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string">
            <text:p>राज्य की कार्यवाही होगी, राज्यपाल के नाम से,</text:p>
          </table:table-cell>
          <table:table-cell office:value-type="string">
            <text:p>मुख्यमंत्री अवगत करायेंगे, उनको अपने काम से।</text:p>
          </table:table-cell>
          <table:table-cell office:value-type="string">
            <text:p>(अनुच्छेद - 166, 167)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विधान मण्डल </text:p>
          </table:table-cell>
          <table:table-cell office:value-type="string">
            <text:p>(The State Legislature)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office:value-type="string">
            <text:p>सब राज्यों में होगा, विधानसभा एक मुख्य सदन,</text:p>
          </table:table-cell>
          <table:table-cell office:value-type="string">
            <text:p>कुछ में अतिरिक्त होगा, विधानपरिषद का गठन।</text:p>
          </table:table-cell>
          <table:table-cell office:value-type="string">
            <text:p>(अनुच्छेद - 168)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string">
            <text:p>विधानसभा में होगा, जनसंख्या का सही अनुपात,</text:p>
          </table:table-cell>
          <table:table-cell office:value-type="string">
            <text:p>ताकि हर समाज के लोग, पूरी रखें अपनी बात।</text:p>
          </table:table-cell>
          <table:table-cell office:value-type="string">
            <text:p>(अनुच्छेद - 170)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string">
            <text:p>उम्र यदि पच्चीस की हो, मन में हो सेवा का भाव,</text:p>
          </table:table-cell>
          <table:table-cell office:value-type="string">
            <text:p>एम०एल०ए० बनने हेतु, लड़ सकते हो तुम चुनाव।</text:p>
          </table:table-cell>
          <table:table-cell office:value-type="string">
            <text:p>(अनुच्छेद - 173)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string">
            <text:p>संविधान प्रति रखनी होगी, हर सदस्य को निष्ठा,</text:p>
          </table:table-cell>
          <table:table-cell office:value-type="string">
            <text:p>मेरा भारत रहे अखण्ड, ऊँची उसकी रहे प्रतिष्ठा।</text:p>
          </table:table-cell>
          <table:table-cell office:value-type="string">
            <text:p>(अनुच्छेद - 173)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string">
            <text:p>विधानसभा अध्यक्ष, करेंगे सभा का संचालन,</text:p>
          </table:table-cell>
          <table:table-cell office:value-type="string">
            <text:p>हर दल रखे अपनी बात,हो नियमों का भी पालन।</text:p>
          </table:table-cell>
          <table:table-cell office:value-type="string">
            <text:p>(अनुच्छेद - 178)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string">
            <text:p>सदन में हर सदस्य, अपनी बात कह सकता है,</text:p>
          </table:table-cell>
          <table:table-cell office:value-type="string">
            <text:p>बेखौफ, बेहिचक विचार, व्यक्त कर सकता है।</text:p>
          </table:table-cell>
          <table:table-cell office:value-type="string">
            <text:p>(अनुच्छेद - 194)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6">
            <text:p>6</text:p>
          </table:table-cell>
          <table:table-cell office:value-type="string">
            <text:p>सदन, सदस्यों के वेतन को भी, तय कर सकता है,</text:p>
          </table:table-cell>
          <table:table-cell office:value-type="string">
            <text:p>जरूरत पड़े तो भत्तों में, बढ़ोत्तरी कर सकता है।</text:p>
          </table:table-cell>
          <table:table-cell office:value-type="string">
            <text:p>(अनुच्छेद - 195)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string">
            <text:p>विधानसभा राज्य का बिल भी,पास कर सकती है,</text:p>
          </table:table-cell>
          <table:table-cell office:value-type="string">
            <text:p>फिर उस पर राज्यपाल से, स्वीकृति ले सकती है।</text:p>
          </table:table-cell>
          <table:table-cell office:value-type="string">
            <text:p>(अनुच्छेद - 196)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6">
            <text:p>6</text:p>
          </table:table-cell>
          <table:table-cell office:value-type="string">
            <text:p>राज्यपाल सहमत होने पर, अपनी मुहर लगायेंगे,</text:p>
          </table:table-cell>
          <table:table-cell office:value-type="string">
            <text:p>बिल में कुछ गड़बड़ है, तो राष्ट्रपति को बतायेंगे।</text:p>
          </table:table-cell>
          <table:table-cell office:value-type="string">
            <text:p>(अनुच्छेद - 200)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string">
            <text:p>विधानसभा बना सकती है, राज्य के लिए कानून,</text:p>
          </table:table-cell>
          <table:table-cell office:value-type="string">
            <text:p>जिसमें राज्य का हित हो, जनता को मिले सुकून।</text:p>
          </table:table-cell>
          <table:table-cell office:value-type="string">
            <text:p>(अनुच्छेद - 200)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office:value-type="string">
            <text:p>राज्य बजट बतलायेगा,सरकार का वार्षिक खर्चा,</text:p>
          </table:table-cell>
          <table:table-cell office:value-type="string">
            <text:p>योजनाओं के मुद्दो पर, फिर होगी सदन में चर्चा।</text:p>
          </table:table-cell>
          <table:table-cell office:value-type="string">
            <text:p>(अनुच्छेद - 202, 203)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office:value-type="string">
            <text:p>हिन्दी, अंग्रेजी, स्थानीय, होंगी सदन की भाषा,</text:p>
          </table:table-cell>
          <table:table-cell office:value-type="string">
            <text:p>कोई न जाने यदि इन्हें भी, बोलेगा वह मातृभाषा।</text:p>
          </table:table-cell>
          <table:table-cell office:value-type="string">
            <text:p>(अनुच्छेद - 210)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6">
            <text:p>6</text:p>
          </table:table-cell>
          <table:table-cell office:value-type="string">
            <text:p>जज के आचरण पर, नहीं करेगा सदन बहस,</text:p>
          </table:table-cell>
          <table:table-cell office:value-type="string">
            <text:p>सदन की कार्यवाही पर भी, न चले कोर्ट का बस।</text:p>
          </table:table-cell>
          <table:table-cell office:value-type="string">
            <text:p>(अनुच्छेद - 211, 212)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 office:value-type="string">
            <text:p>विधानसभा का सत्र न हो, परिस्थिति हो विशेष,</text:p>
          </table:table-cell>
          <table:table-cell office:value-type="string">
            <text:p>राज्यपाल कानून बनायें, जारी करके अध्यादेश।</text:p>
          </table:table-cell>
          <table:table-cell office:value-type="string">
            <text:p>(अनुच्छेद - 213)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office:value-type="string">
            <text:p>अध्यादेश को सदन द्वारा, करना होगा पास,</text:p>
          </table:table-cell>
          <table:table-cell office:value-type="string">
            <text:p>वर्ना होगा बेअसर वह, बीते यदि डेढ़ मास।</text:p>
          </table:table-cell>
          <table:table-cell office:value-type="string">
            <text:p>(अनुच्छेद - 21३)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राज्यों के उच्च न्यायालय</text:p>
          </table:table-cell>
          <table:table-cell office:value-type="string">
            <text:p>(The High Courts in the States)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string">
            <text:p>हर राज्य में न्याय हेतु, एक उच्च न्यायालय होगा,</text:p>
          </table:table-cell>
          <table:table-cell office:value-type="string">
            <text:p>जिसमें जनता की खातिर, न्याय द्वार खुला होगा।</text:p>
          </table:table-cell>
          <table:table-cell office:value-type="string">
            <text:p>(अनुच्छेद - 214)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string">
            <text:p>दस साल का न्यायिक अनुभव, या रहा हो वकील,</text:p>
          </table:table-cell>
          <table:table-cell office:value-type="string">
            <text:p>तब होगा उच्च न्यायालय का, जज बनने काबिल।</text:p>
          </table:table-cell>
          <table:table-cell office:value-type="string">
            <text:p>(अनुच्छेद - 217)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office:value-type="string">
            <text:p>राष्ट्रपति द्वारा होगी, न्यायधीश की नियुक्ति,</text:p>
          </table:table-cell>
          <table:table-cell office:value-type="string">
            <text:p>बासठ वर्ष पूरा होने पर, होगी पद से मुक्ति।</text:p>
          </table:table-cell>
          <table:table-cell office:value-type="string">
            <text:p>(अनुच्छेद - 217)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office:value-type="string">
            <text:p>न्यायधीश लेंगे शपथ, राज्यपाल के साथ,</text:p>
          </table:table-cell>
          <table:table-cell office:value-type="string">
            <text:p>सब लोगों को देंगे न्याय, बिना किए पक्षपात।</text:p>
          </table:table-cell>
          <table:table-cell office:value-type="string">
            <text:p>(अनुच्छेद - 219)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अधीनस्थ न्यायालय</text:p>
          </table:table-cell>
          <table:table-cell office:value-type="string">
            <text:p>(Subordinate Courts)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string">
            <text:p>छोटे न्यायालयों पर होगी, हाईकोर्ट की निगरानी,</text:p>
          </table:table-cell>
          <table:table-cell office:value-type="string">
            <text:p>नियमपूर्वक कार्य करें सब, कोई न करे मनमानी।</text:p>
          </table:table-cell>
          <table:table-cell office:value-type="string">
            <text:p>(अनुच्छेद - 233)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string">
            <text:p>जिला जजों की नियुक्ति, राज्यपाल द्वारा होगी,</text:p>
          </table:table-cell>
          <table:table-cell office:value-type="string">
            <text:p>इससे सम्बन्धित सलाह, हाईकोर्ट द्वारा होगी।</text:p>
          </table:table-cell>
          <table:table-cell office:value-type="string">
            <text:p>(अनुच्छेद - 233)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office:value-type="string">
            <text:p>सात वर्ष वकालत वाला, जिला जज बनने योग्य,</text:p>
          </table:table-cell>
          <table:table-cell office:value-type="string">
            <text:p>अन्य न्यायिक पदों हेतु, है लोक सेवा आयोग।</text:p>
          </table:table-cell>
          <table:table-cell office:value-type="string">
            <text:p>(अनुच्छेद - 233)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7">
            <text:p>7</text:p>
          </table:table-cell>
          <table:table-cell office:value-type="string">
            <text:p>भाग-7</text:p>
          </table:table-cell>
          <table:table-cell office:value-type="string">
            <text:p>प्रथम अनूसूची के भाग ख में राज्य</text:p>
          </table:table-cell>
          <table:table-cell office:value-type="string">
            <text:p>(The States in Part B of FirstvSchedule)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निरसित </text:p>
          </table:table-cell>
          <table:table-cell office:value-type="string">
            <text:p>(Repealed)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office:value-type="string">
            <text:p>भाग-8</text:p>
          </table:table-cell>
          <table:table-cell office:value-type="string">
            <text:p>संघ राज्यक्षेत्र</text:p>
          </table:table-cell>
          <table:table-cell office:value-type="string">
            <text:p>(The Union Territories)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8">
            <text:p>8</text:p>
          </table:table-cell>
          <table:table-cell office:value-type="string">
            <text:p>संघ राज्यक्षेत्रों के लिए, प्रशासक होगें जिम्मेदार,</text:p>
          </table:table-cell>
          <table:table-cell office:value-type="string">
            <text:p>चाहे हो दमन, दीव या अंडमान और निकोबार।</text:p>
          </table:table-cell>
          <table:table-cell office:value-type="string">
            <text:p>(अनुच्छेद - 239)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8">
            <text:p>8</text:p>
          </table:table-cell>
          <table:table-cell office:value-type="string">
            <text:p>राजधानी दिल्ली में है, उपराज्यपाल का शासन,</text:p>
          </table:table-cell>
          <table:table-cell office:value-type="string">
            <text:p>यहाँ विधानसभा भी है, जहाँ जनता करें निर्वाचन।</text:p>
          </table:table-cell>
          <table:table-cell office:value-type="string">
            <text:p>(अनुच्छेद - 239 क [ क ])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 office:value-type="string">
            <text:p>भाग-9</text:p>
          </table:table-cell>
          <table:table-cell office:value-type="string">
            <text:p>पंचायतें</text:p>
          </table:table-cell>
          <table:table-cell office:value-type="string">
            <text:p>(The Panchayats)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8">
            <text:p>8</text:p>
          </table:table-cell>
          <table:table-cell office:value-type="string">
            <text:p>तेजी से हो सबका विकास, हो जनता का शासन,</text:p>
          </table:table-cell>
          <table:table-cell office:value-type="string">
            <text:p>इसके लिए करना होगा, पंचायतों का प्रशासन।</text:p>
          </table:table-cell>
          <table:table-cell office:value-type="string">
            <text:p>(अनुच्छेद - 243 ख)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string">
            <text:p>ग्राम सभा हो, पंचायत हो और हो जिला परिषद,</text:p>
          </table:table-cell>
          <table:table-cell office:value-type="string">
            <text:p>अनुसूचित जाति, जनजाति हेतु आरक्षित हों पद।</text:p>
          </table:table-cell>
          <table:table-cell office:value-type="string">
            <text:p>(अनुच्छेद - 243 ग, घ)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8">
            <text:p>8</text:p>
          </table:table-cell>
          <table:table-cell office:value-type="string">
            <text:p>महिलायें भी समाज की, हैं महत्वपूर्ण ईकाई,</text:p>
          </table:table-cell>
          <table:table-cell office:value-type="string">
            <text:p>उनके लिए आरक्षित हो, अध्यक्ष पद एक तिहाई।</text:p>
          </table:table-cell>
          <table:table-cell office:value-type="string">
            <text:p>(अनुच्छेद - 243 घ)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8">
            <text:p>8</text:p>
          </table:table-cell>
          <table:table-cell office:value-type="string">
            <text:p>राज्य पंचायतो को देंगे, शक्ति और अधिकार,</text:p>
          </table:table-cell>
          <table:table-cell office:value-type="string">
            <text:p>विकास हो, न्याय मिले, हो जनता का उपकार।</text:p>
          </table:table-cell>
          <table:table-cell office:value-type="string">
            <text:p>(अनुच्छेद - 243 छ)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8">
            <text:p>8</text:p>
          </table:table-cell>
          <table:table-cell office:value-type="string">
            <text:p>पंचायत कर सकती है, टैक्स वसूली का भी काम,</text:p>
          </table:table-cell>
          <table:table-cell office:value-type="string">
            <text:p>खर्चा-पूर्ति के लिए, राज्य भी देगा उन्हें अनुदान।</text:p>
          </table:table-cell>
          <table:table-cell office:value-type="string">
            <text:p>(अनुच्छेद - 243 ज)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8">
            <text:p>8</text:p>
          </table:table-cell>
          <table:table-cell office:value-type="string">
            <text:p>प्रत्येक पाँच साल में होगा, पंचायत का निर्वाचन,</text:p>
          </table:table-cell>
          <table:table-cell office:value-type="string">
            <text:p>राज्य चुनाव आयोग करेगा, इन सबका संचालन।</text:p>
          </table:table-cell>
          <table:table-cell office:value-type="string">
            <text:p>(अनुच्छेद - 243 ट)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string">
            <text:p>भाग-9 क</text:p>
          </table:table-cell>
          <table:table-cell office:value-type="string">
            <text:p>नगरपालिकायें</text:p>
          </table:table-cell>
          <table:table-cell office:value-type="string">
            <text:p>(The Municipalities)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9">
            <text:p>9</text:p>
          </table:table-cell>
          <table:table-cell office:value-type="string">
            <text:p>शहरों में नगरपालिका, है पंचायत का दूसरा रूप,</text:p>
          </table:table-cell>
          <table:table-cell office:value-type="string">
            <text:p>वार्ड और उसकी समितियों जैसा होगा प्रारूप।</text:p>
          </table:table-cell>
          <table:table-cell office:value-type="string">
            <text:p>(अनुच्छेद - 243 थ, द, ध)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9">
            <text:p>9</text:p>
          </table:table-cell>
          <table:table-cell office:value-type="string">
            <text:p>महिला, कमजोर वर्गों का, आरक्षण करना होगा,</text:p>
          </table:table-cell>
          <table:table-cell office:value-type="string">
            <text:p>योजना लागू करने को, टैक्स वसूल करना होगा।</text:p>
          </table:table-cell>
          <table:table-cell office:value-type="string">
            <text:p>(अनुच्छेद - 243 न, भ)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9">
            <text:p>9</text:p>
          </table:table-cell>
          <table:table-cell office:value-type="string">
            <text:p>महानगर क्षेत्र में आबादी है, दस लाख से ज्यादा,</text:p>
          </table:table-cell>
          <table:table-cell office:value-type="string">
            <text:p>प्रमुख, मेयर कहलाता है,जिम्मेदारी भी है ज्यादा।</text:p>
          </table:table-cell>
          <table:table-cell office:value-type="string">
            <text:p>(अनुच्छेद - 243 त, थ, ब)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9">
            <text:p>9</text:p>
          </table:table-cell>
          <table:table-cell office:value-type="string">
            <text:p>भाग-9 ख</text:p>
          </table:table-cell>
          <table:table-cell office:value-type="string">
            <text:p>सहकारी समितियां</text:p>
          </table:table-cell>
          <table:table-cell office:value-type="string">
            <text:p>(The Co-Operative Societies)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9">
            <text:p>9</text:p>
          </table:table-cell>
          <table:table-cell office:value-type="string">
            <text:p>लोग बना सकते हैं, अपनी एक सहकारी समिति,</text:p>
          </table:table-cell>
          <table:table-cell office:value-type="string">
            <text:p>बोर्ड करेगा संचालन,बेहतर होगी आर्थिक स्थिति।</text:p>
          </table:table-cell>
          <table:table-cell office:value-type="string">
            <text:p>(अनुच्छेद - 243 यज, यञ)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0">
            <text:p>10</text:p>
          </table:table-cell>
          <table:table-cell office:value-type="string">
            <text:p>भाग-10</text:p>
          </table:table-cell>
          <table:table-cell office:value-type="string">
            <text:p>अनुसूचित और जनजाति क्षेत्र</text:p>
          </table:table-cell>
          <table:table-cell office:value-type="string">
            <text:p>(The Scheduled and Tribal Areas)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0">
            <text:p>10</text:p>
          </table:table-cell>
          <table:table-cell office:value-type="string">
            <text:p>एस०टी० लोगों के विकास का, है विशेष प्रावधान,</text:p>
          </table:table-cell>
          <table:table-cell office:value-type="string">
            <text:p>अनुसूचित क्षेत्रों का भी, खूब रखना होगा ध्यान।</text:p>
          </table:table-cell>
          <table:table-cell office:value-type="string">
            <text:p>(अनुच्छेद - 244)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0">
            <text:p>10</text:p>
          </table:table-cell>
          <table:table-cell office:value-type="string">
            <text:p>जनजाति के लिए, एक सलाहकार परिषद होगी,</text:p>
          </table:table-cell>
          <table:table-cell office:value-type="string">
            <text:p>जिससे उनके प्रशासन की, नीति निर्धारित होगी।</text:p>
          </table:table-cell>
          <table:table-cell office:value-type="string">
            <text:p>(अनुच्छेद - 244, पाँचवी अनुसूची)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0">
            <text:p>10</text:p>
          </table:table-cell>
          <table:table-cell office:value-type="string">
            <text:p>उनके कल्याण कार्यों पर, राज्यपाल रखें निगरानी</text:p>
          </table:table-cell>
          <table:table-cell office:value-type="string">
            <text:p>भूमि उनकी रहे सुरक्षित, साहूकार न करें मनमानी।</text:p>
          </table:table-cell>
          <table:table-cell office:value-type="string">
            <text:p>(अनुच्छेद - 244, पाँचवी अनुसूची)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0">
            <text:p>10</text:p>
          </table:table-cell>
          <table:table-cell office:value-type="string">
            <text:p>राज्यपाल उनके क्षेत्रों में, परिवर्तन कर सकते हैं,</text:p>
          </table:table-cell>
          <table:table-cell office:value-type="string">
            <text:p>शान्ति सुरक्षा कानूनों में, बदली भी कर सकते हैं।</text:p>
          </table:table-cell>
          <table:table-cell office:value-type="string">
            <text:p>(अनुच्छेद - 244, पाँचवी अनुसूची)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0">
            <text:p>10</text:p>
          </table:table-cell>
          <table:table-cell office:value-type="string">
            <text:p>असम राज्य में होंगे, स्वशासी जिला और प्रदेश,</text:p>
          </table:table-cell>
          <table:table-cell office:value-type="string">
            <text:p>लागू नहीं होंगे इन पर, राज्य सरकार के निर्देश।</text:p>
          </table:table-cell>
          <table:table-cell office:value-type="string">
            <text:p>(अनुच्छेद - 244, छठी अनुसूची)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0">
            <text:p>10</text:p>
          </table:table-cell>
          <table:table-cell office:value-type="string">
            <text:p>जंगल और जनजाति में है, बहुत गहरा संबंध,</text:p>
          </table:table-cell>
          <table:table-cell office:value-type="string">
            <text:p>संतुलन कैसे रखा जाये, इसका है सही प्रबंध।</text:p>
          </table:table-cell>
          <table:table-cell office:value-type="string">
            <text:p>(अनुच्छेद - 244, छठी अनुसूची)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string">
            <text:p>वनभूमि का, उत्पादों का, जनजाति करे प्रयोग,</text:p>
          </table:table-cell>
          <table:table-cell office:value-type="string">
            <text:p>वन भी रहे सुरक्षित, ना हो जीविका में अवरोध।</text:p>
          </table:table-cell>
          <table:table-cell office:value-type="string">
            <text:p>(अनुच्छेद - 244, छठी अनुसूची)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10">
            <text:p>10</text:p>
          </table:table-cell>
          <table:table-cell office:value-type="string">
            <text:p>राज्यपाल ऐसे क्षेत्रों में, निश्चित करें सुशासन,</text:p>
          </table:table-cell>
          <table:table-cell office:value-type="string">
            <text:p>शिक्षा, स्वास्थ्य, संचार के दिलवाये सब साधन।</text:p>
          </table:table-cell>
          <table:table-cell office:value-type="string">
            <text:p>(अनुच्छेद - 244, छठी अनुसूची)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1">
            <text:p>11</text:p>
          </table:table-cell>
          <table:table-cell office:value-type="string">
            <text:p>भाग-11</text:p>
          </table:table-cell>
          <table:table-cell office:value-type="string">
            <text:p>संघ और राज्यों के बीच में सम्बन्ध</text:p>
          </table:table-cell>
          <table:table-cell office:value-type="string">
            <text:p>(Relations between the Union and the States)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1">
            <text:p>11</text:p>
          </table:table-cell>
          <table:table-cell office:value-type="string">
            <text:p>संसद पूरे भारत में, कानून बना सकती है,</text:p>
          </table:table-cell>
          <table:table-cell office:value-type="string">
            <text:p>विधानसभा केवल राज्य में, ऐसा कर सकती है।</text:p>
          </table:table-cell>
          <table:table-cell office:value-type="string">
            <text:p>(अनुच्छेद - 245)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11">
            <text:p>11</text:p>
          </table:table-cell>
          <table:table-cell office:value-type="string">
            <text:p>कानून बनाने की शक्ति, केन्द्र-राज्य की है पृथक,</text:p>
          </table:table-cell>
          <table:table-cell office:value-type="string">
            <text:p>विषय उनके निर्धारित हैं, ताकि ना हो कोई शक।</text:p>
          </table:table-cell>
          <table:table-cell office:value-type="string">
            <text:p>(अनुच्छेद - 246)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1">
            <text:p>11</text:p>
          </table:table-cell>
          <table:table-cell office:value-type="string">
            <text:p>संघ सूची में लिखे हैं, संसद के अधिकार,</text:p>
          </table:table-cell>
          <table:table-cell office:value-type="string">
            <text:p>जैसे रक्षा, रेल, विदेश, सेना, दूर संचार।</text:p>
          </table:table-cell>
          <table:table-cell office:value-type="string">
            <text:p>(अनुच्छेद - 246, सातवीं अनुसूची - संघ सूची)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1">
            <text:p>11</text:p>
          </table:table-cell>
          <table:table-cell office:value-type="string">
            <text:p>राज्य सूची में वर्णित है, विधानसभा के अधिकार,</text:p>
          </table:table-cell>
          <table:table-cell office:value-type="string">
            <text:p>जैसे पुलिस स्वास्थ्य कृषि, वन विधुत कारागार।</text:p>
          </table:table-cell>
          <table:table-cell office:value-type="string">
            <text:p>(अनुच्छेद - 246, सातवीं अनुसूची - राज्य सूची)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1">
            <text:p>11</text:p>
          </table:table-cell>
          <table:table-cell office:value-type="string">
            <text:p>कुछ विषय ऐसे हैं, जिन पर दोनों का अधिकार,</text:p>
          </table:table-cell>
          <table:table-cell office:value-type="string">
            <text:p>इनमें से हैं शिक्षा, सजा, न्याय, वन, व्यापार।</text:p>
          </table:table-cell>
          <table:table-cell office:value-type="string">
            <text:p>(अनुच्छेद - 246, सातवीं अनुसूची - समवर्ती सूची)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1">
            <text:p>11</text:p>
          </table:table-cell>
          <table:table-cell office:value-type="string">
            <text:p>फिर भी संसद बड़ी है, श्रेष्ठ हैं उसके अधिकार,</text:p>
          </table:table-cell>
          <table:table-cell office:value-type="string">
            <text:p>राष्ट्रहित में कानून बनाये, करे अन्तराष्ट्रीय करार।</text:p>
          </table:table-cell>
          <table:table-cell office:value-type="string">
            <text:p>(अनुच्छेद - 247, 248, 249, 250, 251, 252, 253, 254)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1">
            <text:p>11</text:p>
          </table:table-cell>
          <table:table-cell office:value-type="string">
            <text:p>कानूनों का अनुपालन निश्चित करे राज्य सरकार,</text:p>
          </table:table-cell>
          <table:table-cell office:value-type="string">
            <text:p>वर्ना निर्देशित भी कर सकती है, भारत सरकार।</text:p>
          </table:table-cell>
          <table:table-cell office:value-type="string">
            <text:p>(अनुच्छेद - 256)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1">
            <text:p>11</text:p>
          </table:table-cell>
          <table:table-cell office:value-type="string">
            <text:p>केंद्र, राज्य सरकारों को, दे सकता है आदेश,</text:p>
          </table:table-cell>
          <table:table-cell office:value-type="string">
            <text:p>देशहित के कामों में, यदि मुश्किल आती है पेश।</text:p>
          </table:table-cell>
          <table:table-cell office:value-type="string">
            <text:p>(अनुच्छेद - 257)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1">
            <text:p>11</text:p>
          </table:table-cell>
          <table:table-cell office:value-type="string">
            <text:p>दो राज्यों में विवाद हो, या नदी जल का बँटवारा,</text:p>
          </table:table-cell>
          <table:table-cell office:value-type="string">
            <text:p>केन्द्र कानून बनाकर, कर सकता है निपटारा।</text:p>
          </table:table-cell>
          <table:table-cell office:value-type="string">
            <text:p>(अनुच्छेद - 262)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office:value-type="string">
            <text:p>राज्यों के झगड़ों को, सब मिलजुल के सुलझायें,</text:p>
          </table:table-cell>
          <table:table-cell office:value-type="string">
            <text:p>जाँच एवं सुझाव हेतु, परिषद एक बनायें।</text:p>
          </table:table-cell>
          <table:table-cell office:value-type="string">
            <text:p>(अनुच्छेद - 263)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2">
            <text:p>12</text:p>
          </table:table-cell>
          <table:table-cell office:value-type="string">
            <text:p>भाग-12</text:p>
          </table:table-cell>
          <table:table-cell office:value-type="string">
            <text:p>वित्त, सम्पत्ति, संविदाएँ और वाद</text:p>
          </table:table-cell>
          <table:table-cell office:value-type="string">
            <text:p>(Finance, Property, Contracts and Suits)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2">
            <text:p>12</text:p>
          </table:table-cell>
          <table:table-cell office:value-type="string">
            <text:p>टैक्स द्वारा जो पैसा आये, संचित धन कहलाये,</text:p>
          </table:table-cell>
          <table:table-cell office:value-type="string">
            <text:p>भाँति-भाँति के खर्चों में, यह धन काम में आये।</text:p>
          </table:table-cell>
          <table:table-cell office:value-type="string">
            <text:p>(अनुच्छेद - 266)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2">
            <text:p>12</text:p>
          </table:table-cell>
          <table:table-cell office:value-type="string">
            <text:p>कुछ खर्चे करने पड़ते हैं, एकदम और कई बार,</text:p>
          </table:table-cell>
          <table:table-cell office:value-type="string">
            <text:p>जिसकी खातिर कंटीजेंसी फंड,रखती हैं सरकार।</text:p>
          </table:table-cell>
          <table:table-cell office:value-type="string">
            <text:p>(अनुच्छेद - 267)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12">
            <text:p>12</text:p>
          </table:table-cell>
          <table:table-cell office:value-type="string">
            <text:p>केंद्र और राज्य सरकारें, दोनों लें जनता से कर,</text:p>
          </table:table-cell>
          <table:table-cell office:value-type="string">
            <text:p>फिर नियमानुसार आपस में, बाँटें इसे बराबर।</text:p>
          </table:table-cell>
          <table:table-cell office:value-type="string">
            <text:p>(अनुच्छेद - 268, 269, 270)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2">
            <text:p>12</text:p>
          </table:table-cell>
          <table:table-cell office:value-type="string">
            <text:p>केन्द्र को, राज्य सरकारों को, देना होगा अनुदान,</text:p>
          </table:table-cell>
          <table:table-cell office:value-type="string">
            <text:p>जनजाति क्षेत्रों के विकास का, रखना होगा ध्यान।</text:p>
          </table:table-cell>
          <table:table-cell office:value-type="string">
            <text:p>(अनुच्छेद - 275)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2">
            <text:p>12</text:p>
          </table:table-cell>
          <table:table-cell office:value-type="string">
            <text:p>वित्त आयोग सुझाव देता है, धन के वितरण पर,</text:p>
          </table:table-cell>
          <table:table-cell office:value-type="string">
            <text:p>ताकि राज्यों को मिले, उन्नित के बराबर अवसर।</text:p>
          </table:table-cell>
          <table:table-cell office:value-type="string">
            <text:p>(अनुच्छेद - 280, 281)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2">
            <text:p>12</text:p>
          </table:table-cell>
          <table:table-cell office:value-type="string">
            <text:p>केंद्र की सम्पत्ति पर, राज्य नहीं लगायें कर,</text:p>
          </table:table-cell>
          <table:table-cell office:value-type="string">
            <text:p>केंद्र भी इस सम्बन्ध में, करे राज्य का आदर।</text:p>
          </table:table-cell>
          <table:table-cell office:value-type="string">
            <text:p>(अनुच्छेद - 285, 289)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2">
            <text:p>12</text:p>
          </table:table-cell>
          <table:table-cell office:value-type="string">
            <text:p>केंद्र, राज्य कर सकते हैं, व्यापार और कारोबार,</text:p>
          </table:table-cell>
          <table:table-cell office:value-type="string">
            <text:p>समुद्री खनिजों पर होगा,केवल केंद्र का अधिकार।</text:p>
          </table:table-cell>
          <table:table-cell office:value-type="string">
            <text:p>(अनुच्छेद - 297, 298)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2">
            <text:p>12</text:p>
          </table:table-cell>
          <table:table-cell office:value-type="string">
            <text:p>राष्ट्रपति की ओर से, साइन होंगे सब करार,</text:p>
          </table:table-cell>
          <table:table-cell office:value-type="string">
            <text:p>पर कोई चूक हुई तो, नहीं होंगे वे जिम्मेदार।</text:p>
          </table:table-cell>
          <table:table-cell office:value-type="string">
            <text:p>(अनुच्छेद - 299)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2">
            <text:p>12</text:p>
          </table:table-cell>
          <table:table-cell office:value-type="string">
            <text:p>कोई व्यक्ति कर सकता है, सम्पत्ति को संचित,</text:p>
          </table:table-cell>
          <table:table-cell office:value-type="string">
            <text:p>कानून बिना उसे, नहीं कर सकते हैं वंचित।</text:p>
          </table:table-cell>
          <table:table-cell office:value-type="string">
            <text:p>(अनुच्छेद - 300 क)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13">
            <text:p>13</text:p>
          </table:table-cell>
          <table:table-cell office:value-type="string">
            <text:p>भाग-13</text:p>
          </table:table-cell>
          <table:table-cell office:value-type="string">
            <text:p>भारत के राज्य क्षेत्र के अन्दर व्यापार, वाणिज्य और समागम</text:p>
          </table:table-cell>
          <table:table-cell office:value-type="string">
            <text:p><text:s/>(Trade, Commerce and Intercourse in India)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3">
            <text:p>13</text:p>
          </table:table-cell>
          <table:table-cell office:value-type="string">
            <text:p>कोई कहीं भी कर सकता है, वाणिज्य या व्यापार,</text:p>
          </table:table-cell>
          <table:table-cell office:value-type="string">
            <text:p>जिसे जनहित में नियमित, कर सकती है सरकार।</text:p>
          </table:table-cell>
          <table:table-cell office:value-type="string">
            <text:p>(अनुच्छेद - 301, 302)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13">
            <text:p>13</text:p>
          </table:table-cell>
          <table:table-cell office:value-type="string">
            <text:p>केन्द्र फंड के वितरण में, न करे किसी से पक्षपात,</text:p>
          </table:table-cell>
          <table:table-cell office:value-type="string">
            <text:p>साधन विहीन राज्यों का,फिर भी देना होगा साथ।</text:p>
          </table:table-cell>
          <table:table-cell office:value-type="string">
            <text:p>(अनुच्छेद - 303)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14">
            <text:p>14</text:p>
          </table:table-cell>
          <table:table-cell office:value-type="string">
            <text:p>भाग-14</text:p>
          </table:table-cell>
          <table:table-cell office:value-type="string">
            <text:p>संघ और राज्यों के अधीन सेवाएँ</text:p>
          </table:table-cell>
          <table:table-cell office:value-type="string">
            <text:p>(Services under the Union and the States)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14">
            <text:p>14</text:p>
          </table:table-cell>
          <table:table-cell office:value-type="string">
            <text:p>सरकारी कामकाज हेतु, नियुक्त होते हैं अधिकारी,</text:p>
          </table:table-cell>
          <table:table-cell office:value-type="string">
            <text:p>कार्य सुचारू रूप से हो, लेते हैं जिम्मेदारी।</text:p>
          </table:table-cell>
          <table:table-cell office:value-type="string">
            <text:p>(अनुच्छेद - 309)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4">
            <text:p>14</text:p>
          </table:table-cell>
          <table:table-cell office:value-type="string">
            <text:p>कोई अधिकारी कर्मठ है, काम है उसका अच्छा,</text:p>
          </table:table-cell>
          <table:table-cell office:value-type="string">
            <text:p>संविधान उसको देता है, काफी अधिक सुरक्षा।</text:p>
          </table:table-cell>
          <table:table-cell office:value-type="string">
            <text:p>(अनुच्छेद - 310, 311)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14">
            <text:p>14</text:p>
          </table:table-cell>
          <table:table-cell office:value-type="string">
            <text:p>नियुक्ति कर्ता ही किसी को, पद से हटा सकता है,</text:p>
          </table:table-cell>
          <table:table-cell office:value-type="string">
            <text:p>विधिवत जाँच कराके, सजा सुना सकता है।</text:p>
          </table:table-cell>
          <table:table-cell office:value-type="string">
            <text:p>(अनुच्छेद - 311)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14">
            <text:p>14</text:p>
          </table:table-cell>
          <table:table-cell office:value-type="string">
            <text:p>किसी कार्यवाही से पहले, व्यक्ति को सुनना होगा,</text:p>
          </table:table-cell>
          <table:table-cell office:value-type="string">
            <text:p>उसके दोष बताने होंगे, फिर निर्णय करना होगा।</text:p>
          </table:table-cell>
          <table:table-cell office:value-type="string">
            <text:p>(अनुच्छेद - 311)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14">
            <text:p>14</text:p>
          </table:table-cell>
          <table:table-cell office:value-type="string">
            <text:p>यदि गंभीर अपराध में, दोषी सिद्ध हुआ अधिकारी,</text:p>
          </table:table-cell>
          <table:table-cell office:value-type="string">
            <text:p>पद से हटाया जा सकता है, उसे बिना इन्क्वारी।</text:p>
          </table:table-cell>
          <table:table-cell office:value-type="string">
            <text:p>(अनुच्छेद - 311, 2 क)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office:value-type="string">
            <text:p>कभी-कभी सुरक्षा हित में, जाँच नहीं हो सकती है,</text:p>
          </table:table-cell>
          <table:table-cell office:value-type="string">
            <text:p>बिना जाँच, अधिकारी की सेवामुक्ति हो सकती है।</text:p>
          </table:table-cell>
          <table:table-cell office:value-type="string">
            <text:p>(अनुच्छेद - 311, 2 ख, ग)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string">
            <text:p>केंद्र में भर्ती हेतु है, संघ लोक सेवा आयोग,</text:p>
          </table:table-cell>
          <table:table-cell office:value-type="string">
            <text:p>आवेदन कर सकते हैं, सेवा के इच्छुक सब लोग।</text:p>
          </table:table-cell>
          <table:table-cell office:value-type="string">
            <text:p>(अनुच्छेद - 315)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14">
            <text:p>14</text:p>
          </table:table-cell>
          <table:table-cell office:value-type="string">
            <text:p>आयोग करेगा संचालित, नियुक्ति हेतु परीक्षा,</text:p>
          </table:table-cell>
          <table:table-cell office:value-type="string">
            <text:p>उच्च सेवाओं में चाहिए, ग्रेजुएट तक की शिक्षा।</text:p>
          </table:table-cell>
          <table:table-cell office:value-type="string">
            <text:p>(अनुच्छेद - 315, 320)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14">
            <text:p>14</text:p>
          </table:table-cell>
          <table:table-cell office:value-type="string">
            <text:p>राज्यों में भर्ती हेतु है, राज्य लोक सेवा आयोग,</text:p>
          </table:table-cell>
          <table:table-cell office:value-type="string">
            <text:p>छोटे राज्य चाहें तो, बनेगा एक संयुक्त आयोग।</text:p>
          </table:table-cell>
          <table:table-cell office:value-type="string">
            <text:p>(अनुच्छेद - 315)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14">
            <text:p>14</text:p>
          </table:table-cell>
          <table:table-cell office:value-type="string">
            <text:p>आयोग में होंगे सदस्य, होगा एक अध्यक्ष,</text:p>
          </table:table-cell>
          <table:table-cell office:value-type="string">
            <text:p>रहें हो सरकारी पद पर, छवि हो उनकी निष्पक्ष।</text:p>
          </table:table-cell>
          <table:table-cell office:value-type="string">
            <text:p>(अनुच्छेद - 316)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14">
            <text:p>14</text:p>
          </table:table-cell>
          <table:table-cell office:value-type="string">
            <text:p>आयोग, भर्ती सम्बन्धित, अपनी सलाह भी देगा,</text:p>
          </table:table-cell>
          <table:table-cell office:value-type="string">
            <text:p>राष्ट्रपति को हर साल, सब कार्यों का ब्यौरा देगा।</text:p>
          </table:table-cell>
          <table:table-cell office:value-type="string">
            <text:p>(अनुच्छेद - 323)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14">
            <text:p>14</text:p>
          </table:table-cell>
          <table:table-cell office:value-type="string">
            <text:p>भाग-14क</text:p>
          </table:table-cell>
          <table:table-cell office:value-type="string">
            <text:p>अधिकरण </text:p>
          </table:table-cell>
          <table:table-cell office:value-type="string">
            <text:p>(Tribunals)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केंद्र, राज्य स्तर पर होंगे, प्रशासनिक अधिकरण,</text:p>
          </table:table-cell>
          <table:table-cell office:value-type="string">
            <text:p>भर्ती, सेवा के झगड़ों का, किया करेंगे निराकरण।</text:p>
          </table:table-cell>
          <table:table-cell office:value-type="string">
            <text:p>(अनुच्छेद - 323 क)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14">
            <text:p>14</text:p>
          </table:table-cell>
          <table:table-cell office:value-type="string">
            <text:p>कुछ अधिकरण करेंगे, अन्य विवादों का निपटारा,</text:p>
          </table:table-cell>
          <table:table-cell office:value-type="string">
            <text:p>टैक्स, श्रम विवाद, या खाद्य वस्तुओं का बँटवारा।</text:p>
          </table:table-cell>
          <table:table-cell office:value-type="string">
            <text:p>(अनुच्छेद - 323 ख)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15">
            <text:p>15</text:p>
          </table:table-cell>
          <table:table-cell office:value-type="string">
            <text:p>भाग-15</text:p>
          </table:table-cell>
          <table:table-cell office:value-type="string">
            <text:p>निर्वाचन </text:p>
          </table:table-cell>
          <table:table-cell office:value-type="string">
            <text:p>(Elections)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15">
            <text:p>15</text:p>
          </table:table-cell>
          <table:table-cell office:value-type="string">
            <text:p>प्रजातन्त्र का मुख्य तन्त्र है, निर्वाचन आयोग,</text:p>
          </table:table-cell>
          <table:table-cell office:value-type="string">
            <text:p>इसकी मदद से सरकारों को, चुनते हैं हम लोग।</text:p>
          </table:table-cell>
          <table:table-cell office:value-type="string">
            <text:p>(अनुच्छेद - 324)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15">
            <text:p>15</text:p>
          </table:table-cell>
          <table:table-cell office:value-type="string">
            <text:p>मुख्य चुनाव अायुक्त करायें, चुनाव का संचालन,</text:p>
          </table:table-cell>
          <table:table-cell office:value-type="string">
            <text:p>आचार संहिता का करवायें, सख्ती से अनुपालन।</text:p>
          </table:table-cell>
          <table:table-cell office:value-type="string">
            <text:p>(अनुच्छेद - 324)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15">
            <text:p>15</text:p>
          </table:table-cell>
          <table:table-cell office:value-type="string">
            <text:p>राष्ट्रपति, उपराष्ट्रपति, संसद या विधानमंडल,</text:p>
          </table:table-cell>
          <table:table-cell office:value-type="string">
            <text:p>सबके चुनाव पर आयोग, निगरानी रखे प्रतिपल।</text:p>
          </table:table-cell>
          <table:table-cell office:value-type="string">
            <text:p>(अनुच्छेद - 324)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15">
            <text:p>15</text:p>
          </table:table-cell>
          <table:table-cell office:value-type="string">
            <text:p>चुनाव आयुक्तों को देता है, संविधान सुरक्षा,</text:p>
          </table:table-cell>
          <table:table-cell office:value-type="string">
            <text:p>स्वतन्त्र चुनावों से ही होती, प्रजातन्त्र की रक्षा।</text:p>
          </table:table-cell>
          <table:table-cell office:value-type="string">
            <text:p>(अनुच्छेद - 324)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15">
            <text:p>15</text:p>
          </table:table-cell>
          <table:table-cell office:value-type="string">
            <text:p>लोकसभा, विधान सभा का, जब भी हो निर्वाचन,</text:p>
          </table:table-cell>
          <table:table-cell office:value-type="string">
            <text:p>आयोग को सब सहयोग, देगा राज्य प्रशासन।</text:p>
          </table:table-cell>
          <table:table-cell office:value-type="string">
            <text:p>(अनुच्छेद - 324)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15">
            <text:p>15</text:p>
          </table:table-cell>
          <table:table-cell office:value-type="string">
            <text:p>वोटर लिस्ट में शामलि होगा, हर वयस्क का नाम,</text:p>
          </table:table-cell>
          <table:table-cell office:value-type="string">
            <text:p>इस सब को निष्पक्ष कराना, है आयोग का काम।</text:p>
          </table:table-cell>
          <table:table-cell office:value-type="string">
            <text:p>(अनुच्छेद - 325)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15">
            <text:p>15</text:p>
          </table:table-cell>
          <table:table-cell office:value-type="string">
            <text:p>अठारह वर्ष का हर व्यक्ति, रखता है मताधिकार,</text:p>
          </table:table-cell>
          <table:table-cell office:value-type="string">
            <text:p>अपनी इच्छा के अनुसार, चुन सकता है सरकार।</text:p>
          </table:table-cell>
          <table:table-cell office:value-type="string">
            <text:p>(अनुच्छेद - 326)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15">
            <text:p>15</text:p>
          </table:table-cell>
          <table:table-cell office:value-type="string">
            <text:p>एम०पी० और एम०एल०ए० बने, हो चुनाव निष्पक्ष,</text:p>
          </table:table-cell>
          <table:table-cell office:value-type="string">
            <text:p>लोकतंत्र कायम रहे, यही आयोग का लक्ष्य।</text:p>
          </table:table-cell>
          <table:table-cell office:value-type="string">
            <text:p>(अनुच्छेद - 324 [भाव की अभिव्यक्ति])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16">
            <text:p>16</text:p>
          </table:table-cell>
          <table:table-cell office:value-type="string">
            <text:p>भाग-16</text:p>
          </table:table-cell>
          <table:table-cell office:value-type="string">
            <text:p>कुछ वर्गों के सम्बन्ध में विशेष उपबन्ध</text:p>
          </table:table-cell>
          <table:table-cell office:value-type="string">
            <text:p>(Special Provisions relating to Certain Classes)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16">
            <text:p>16</text:p>
          </table:table-cell>
          <table:table-cell office:value-type="string">
            <text:p>अनुसूचित जाति, जनजाति का है विशेष प्रबंध,</text:p>
          </table:table-cell>
          <table:table-cell office:value-type="string">
            <text:p>लोकसभा में है आरक्षण, है अनुपातिक संबंध।</text:p>
          </table:table-cell>
          <table:table-cell office:value-type="string">
            <text:p>(अनुच्छेद - 330)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6">
            <text:p>16</text:p>
          </table:table-cell>
          <table:table-cell office:value-type="string">
            <text:p>ऐंग्लो इंिडयन लोग यदि, संख्या में कम लगते हैं,</text:p>
          </table:table-cell>
          <table:table-cell office:value-type="string">
            <text:p>राष्ट्रपति लोकसभा में, दो सदस्य रख सकते हैं।</text:p>
          </table:table-cell>
          <table:table-cell office:value-type="string">
            <text:p>(अनुच्छेद - 331)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16">
            <text:p>16</text:p>
          </table:table-cell>
          <table:table-cell office:value-type="string">
            <text:p>एससी, एसटी लोगों की, िजतनी जनसंख्या होगी,</text:p>
          </table:table-cell>
          <table:table-cell office:value-type="string">
            <text:p>उतनी ही, विधानसभा में, सीटों की संख्या होगी।</text:p>
          </table:table-cell>
          <table:table-cell office:value-type="string">
            <text:p>(अनुच्छेद - 332)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6">
            <text:p>16</text:p>
          </table:table-cell>
          <table:table-cell office:value-type="string">
            <text:p>सरकारी सेवाओं में,एससी, एसटी का हो स्थान,</text:p>
          </table:table-cell>
          <table:table-cell office:value-type="string">
            <text:p>थोड़ी छूट मिले अंकों में, ताकि भर्ती हो आसान।</text:p>
          </table:table-cell>
          <table:table-cell office:value-type="string">
            <text:p>(अनुच्छेद - 335)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16">
            <text:p>16</text:p>
          </table:table-cell>
          <table:table-cell office:value-type="string">
            <text:p>राष्ट्रीय अनुसूचितजाति आयोग करे हकों की रक्षा</text:p>
          </table:table-cell>
          <table:table-cell office:value-type="string">
            <text:p>उनसे संबंधित समस्याओं की, करता है ये परीक्षा।</text:p>
          </table:table-cell>
          <table:table-cell office:value-type="string">
            <text:p>(अनुच्छेद - 338)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16">
            <text:p>16</text:p>
          </table:table-cell>
          <table:table-cell office:value-type="string">
            <text:p>एक अध्यक्ष, उपाध्यक्ष और अन्य सदस्य होंगे,</text:p>
          </table:table-cell>
          <table:table-cell office:value-type="string">
            <text:p>संविधान के प्रावधान, उन्हें लागू करने होंगे।</text:p>
          </table:table-cell>
          <table:table-cell office:value-type="string">
            <text:p>(अनुच्छेद - 338)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office:value-type="string">
            <text:p>एस० सी० लोगों के हितों में, न हो कोई कोताही,</text:p>
          </table:table-cell>
          <table:table-cell office:value-type="string">
            <text:p>साबित हो आरोप यदि, आयोग करे कार्यवाही।</text:p>
          </table:table-cell>
          <table:table-cell office:value-type="string">
            <text:p>(अनुच्छेद - 338)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16">
            <text:p>16</text:p>
          </table:table-cell>
          <table:table-cell office:value-type="string">
            <text:p>अन्य कल्याणकारी, उपाय खोजकर लायेगा,</text:p>
          </table:table-cell>
          <table:table-cell office:value-type="string">
            <text:p>राष्ट्रपति को आयोग, अपने सुझाव बतलायेगा।</text:p>
          </table:table-cell>
          <table:table-cell office:value-type="string">
            <text:p>(अनुच्छेद - 338)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16">
            <text:p>16</text:p>
          </table:table-cell>
          <table:table-cell office:value-type="string">
            <text:p>आयोग का दर्जा, सिविल न्यायालय का होगा,</text:p>
          </table:table-cell>
          <table:table-cell office:value-type="string">
            <text:p>सबकी पेशी कराने का हक, उसे प्राप्त होगा।</text:p>
          </table:table-cell>
          <table:table-cell office:value-type="string">
            <text:p>(अनुच्छेद - 338)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16">
            <text:p>16</text:p>
          </table:table-cell>
          <table:table-cell office:value-type="string">
            <text:p>राष्ट्रपति आयोग की रिपोर्ट, संसद में रखवायेंगे,</text:p>
          </table:table-cell>
          <table:table-cell office:value-type="string">
            <text:p>सिफारिशों पर कारर्वाई से, अवगत भी करवायेंगे।</text:p>
          </table:table-cell>
          <table:table-cell office:value-type="string">
            <text:p>(अनुच्छेद - 338)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16">
            <text:p>16</text:p>
          </table:table-cell>
          <table:table-cell office:value-type="string">
            <text:p>आयोग चाहे, तो संबंधित कागज, पेश करने होंगे,</text:p>
          </table:table-cell>
          <table:table-cell office:value-type="string">
            <text:p>शपथपत्र देकर सारे सबूत, प्रकट करने होंगे।</text:p>
          </table:table-cell>
          <table:table-cell office:value-type="string">
            <text:p>(अनुच्छेद - 338)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16">
            <text:p>16</text:p>
          </table:table-cell>
          <table:table-cell office:value-type="string">
            <text:p>एस० सी० संबंधित, कोई निर्णय लेती है सरकार,</text:p>
          </table:table-cell>
          <table:table-cell office:value-type="string">
            <text:p>आयोग से लेकर सलाह, उसे करना होगा विचार।</text:p>
          </table:table-cell>
          <table:table-cell office:value-type="string">
            <text:p>(अनुच्छेद - 338)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6">
            <text:p>16</text:p>
          </table:table-cell>
          <table:table-cell office:value-type="string">
            <text:p>एक राष्ट्रीय अनुसूचित जनजाति आयोग भी होगा</text:p>
          </table:table-cell>
          <table:table-cell office:value-type="string">
            <text:p>एस सी आयोग जैसा स्तर, इसको भी प्राप्त होगा।</text:p>
          </table:table-cell>
          <table:table-cell office:value-type="string">
            <text:p>(अनुच्छेद - 338 क)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16">
            <text:p>16</text:p>
          </table:table-cell>
          <table:table-cell office:value-type="string">
            <text:p>वैसी ही शक्ति होगी, वही कार्य वह करेगा,</text:p>
          </table:table-cell>
          <table:table-cell office:value-type="string">
            <text:p>जनजाति के हितों की रक्षा, हर हालत में करेगा।</text:p>
          </table:table-cell>
          <table:table-cell office:value-type="string">
            <text:p>(अनुच्छेद - 338 क)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16">
            <text:p>16</text:p>
          </table:table-cell>
          <table:table-cell office:value-type="string">
            <text:p>एस०टी० की उन्नित हेतु, आयोग की होगी नियुक्ति</text:p>
          </table:table-cell>
          <table:table-cell office:value-type="string">
            <text:p>राज्य यदि करे ढिलाई, केंद्र करेगा सख्ती।</text:p>
          </table:table-cell>
          <table:table-cell office:value-type="string">
            <text:p>(अनुच्छेद - 339)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16">
            <text:p>16</text:p>
          </table:table-cell>
          <table:table-cell office:value-type="string">
            <text:p>सामाजिक, शैक्षिक दृष्टि से, पिछड़े हैं जो लोग,</text:p>
          </table:table-cell>
          <table:table-cell office:value-type="string">
            <text:p>राष्ट्रपति उनके लिए, गठित करें आयोग।</text:p>
          </table:table-cell>
          <table:table-cell office:value-type="string">
            <text:p>(अनुच्छेद - 340)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16">
            <text:p>16</text:p>
          </table:table-cell>
          <table:table-cell office:value-type="string">
            <text:p>आयोग अध्ययन करेगा, कैसे हो उनका सुधार,</text:p>
          </table:table-cell>
          <table:table-cell office:value-type="string">
            <text:p>कैसे केंद्र-राज्य बन सकते, उन लोगों के मददगार।</text:p>
          </table:table-cell>
          <table:table-cell office:value-type="string">
            <text:p>(अनुच्छेद - 340)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16">
            <text:p>16</text:p>
          </table:table-cell>
          <table:table-cell office:value-type="string">
            <text:p>आयोग राष्ट्रपति को देगा, सिफारिशें ब्यौरेवार,</text:p>
          </table:table-cell>
          <table:table-cell office:value-type="string">
            <text:p>संसद को फिर करना होगा, भलाई हेतु विचार।</text:p>
          </table:table-cell>
          <table:table-cell office:value-type="string">
            <text:p>(अनुच्छेद - 340)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17">
            <text:p>17</text:p>
          </table:table-cell>
          <table:table-cell office:value-type="string">
            <text:p>भाग-17</text:p>
          </table:table-cell>
          <table:table-cell office:value-type="string">
            <text:p>राजभाषा </text:p>
          </table:table-cell>
          <table:table-cell office:value-type="string">
            <text:p>(Official Language)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17">
            <text:p>17</text:p>
          </table:table-cell>
          <table:table-cell office:value-type="string">
            <text:p>संघ की भाषा हिंदी, लिपि देवनागरी होगी,</text:p>
          </table:table-cell>
          <table:table-cell office:value-type="string">
            <text:p>शासकीय प्रयोजन हेतु, अंग्रेजी की जरूरत होगी।</text:p>
          </table:table-cell>
          <table:table-cell office:value-type="string">
            <text:p>(अनुच्छेद - 343)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17">
            <text:p>17</text:p>
          </table:table-cell>
          <table:table-cell office:value-type="string">
            <text:p>राष्ट्रपति भाषाविदों का, एक आयोग करें गठित,</text:p>
          </table:table-cell>
          <table:table-cell office:value-type="string">
            <text:p>हिंदी के प्रचार हेतु, प्रयास करे जो संगठित।</text:p>
          </table:table-cell>
          <table:table-cell office:value-type="string">
            <text:p>(अनुच्छेद - 344)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17">
            <text:p>17</text:p>
          </table:table-cell>
          <table:table-cell office:value-type="string">
            <text:p>हिंदी भाषा हो समृद्ध, बढ़े ज्ञान और विज्ञान,</text:p>
          </table:table-cell>
          <table:table-cell office:value-type="string">
            <text:p>अहिंदी भाषी लोगों का, आयोग रखे ध्यान।</text:p>
          </table:table-cell>
          <table:table-cell office:value-type="string">
            <text:p>(अनुच्छेद - 344)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17">
            <text:p>17</text:p>
          </table:table-cell>
          <table:table-cell office:value-type="string">
            <text:p>विधानसभा स्थानीय भाषा को, कर ले अंगीकार,</text:p>
          </table:table-cell>
          <table:table-cell office:value-type="string">
            <text:p>पर सरकारी कामों में, रहे अंग्रेजी बरकरार।</text:p>
          </table:table-cell>
          <table:table-cell office:value-type="string">
            <text:p>(अनुच्छेद - 345)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17">
            <text:p>17</text:p>
          </table:table-cell>
          <table:table-cell office:value-type="string">
            <text:p>दो राज्यों को आपस में, यदि करना है पत्राचार,</text:p>
          </table:table-cell>
          <table:table-cell office:value-type="string">
            <text:p>दोनों मिलकर हिंदी को, कर सकते हैं स्वीकार।</text:p>
          </table:table-cell>
          <table:table-cell office:value-type="string">
            <text:p>(अनुच्छेद - 346)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17">
            <text:p>17</text:p>
          </table:table-cell>
          <table:table-cell office:value-type="string">
            <text:p>उच्च, उच्चतम न्यायालय में, अंग्रेजी प्रयुक्त होगी,</text:p>
          </table:table-cell>
          <table:table-cell office:value-type="string">
            <text:p>आदेशों,अधिनियमों की प्रति, अंग्रेजी में ही होगी।</text:p>
          </table:table-cell>
          <table:table-cell office:value-type="string">
            <text:p>(अनुच्छेद - 348)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17">
            <text:p>17</text:p>
          </table:table-cell>
          <table:table-cell office:value-type="string">
            <text:p>भाषाई अल्पसंख्यकों का, सरकार रखे ध्यान,</text:p>
          </table:table-cell>
          <table:table-cell office:value-type="string">
            <text:p>मातृभाषा में ही मिले, सब विषयों का ज्ञान।</text:p>
          </table:table-cell>
          <table:table-cell office:value-type="string">
            <text:p>(अनुच्छेद - 350 क, ख)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17">
            <text:p>17</text:p>
          </table:table-cell>
          <table:table-cell office:value-type="string">
            <text:p>सरकार हिंदी को करे समृद्ध, खूब करे प्रचार,</text:p>
          </table:table-cell>
          <table:table-cell office:value-type="string">
            <text:p>अन्य भाषाओं के शब्दों से, करे इसका विस्तार।</text:p>
          </table:table-cell>
          <table:table-cell office:value-type="string">
            <text:p>(अनुच्छेद - 351)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18">
            <text:p>18</text:p>
          </table:table-cell>
          <table:table-cell office:value-type="string">
            <text:p>भाग-18</text:p>
          </table:table-cell>
          <table:table-cell office:value-type="string">
            <text:p>आपात उपबन्ध</text:p>
          </table:table-cell>
          <table:table-cell office:value-type="string">
            <text:p><text:s/>(Emergency Provisions)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18">
            <text:p>18</text:p>
          </table:table-cell>
          <table:table-cell office:value-type="string">
            <text:p>युद्ध का हो संकट, विद्रोहियों का बिछा हो जाल,</text:p>
          </table:table-cell>
          <table:table-cell office:value-type="string">
            <text:p>राष्ट्रपति सन्तुष्टि करके,घोषित करें आपातकाल।</text:p>
          </table:table-cell>
          <table:table-cell office:value-type="string">
            <text:p>(अनुच्छेद - 352)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18">
            <text:p>18</text:p>
          </table:table-cell>
          <table:table-cell office:value-type="string">
            <text:p>आपातकाल के लिए चाहिए, संसद की मंजूरी,</text:p>
          </table:table-cell>
          <table:table-cell office:value-type="string">
            <text:p>एक माह के भीतर ही, यह सहमति अति जरूरी।</text:p>
          </table:table-cell>
          <table:table-cell office:value-type="string">
            <text:p>(अनुच्छेद - 352)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18">
            <text:p>18</text:p>
          </table:table-cell>
          <table:table-cell office:value-type="string">
            <text:p>इस दौरान मिल जाते हैं,केंद्र को ज्यादा अधिकार,</text:p>
          </table:table-cell>
          <table:table-cell office:value-type="string">
            <text:p>केंद्र सरकार चला सकती है,राज्य की भी सरकार।</text:p>
          </table:table-cell>
          <table:table-cell office:value-type="string">
            <text:p>(अनुच्छेद - 353)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office:value-type="string">
            <text:p>केंद्र, राज्य की करेगा, हर हालत में सुरक्षा,</text:p>
          </table:table-cell>
          <table:table-cell office:value-type="string">
            <text:p>चाहे वाह्य आक्रमण हो या सशस्त्र विद्रोह से रक्षा।</text:p>
          </table:table-cell>
          <table:table-cell office:value-type="string">
            <text:p>(अनुच्छेद - 355)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18">
            <text:p>18</text:p>
          </table:table-cell>
          <table:table-cell office:value-type="string">
            <text:p>राज्य यदि नहीं चल रहा, संविधान के अनुसार,</text:p>
          </table:table-cell>
          <table:table-cell office:value-type="string">
            <text:p>राज्यपाल राष्ट्रपति को देंगे, रिपोर्ट सिलसिलेवार।</text:p>
          </table:table-cell>
          <table:table-cell office:value-type="string">
            <text:p>(अनुच्छेद - 356)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18">
            <text:p>18</text:p>
          </table:table-cell>
          <table:table-cell office:value-type="string">
            <text:p>फिर उस राज्य में लागू होगा, राष्ट्रपति शासन,</text:p>
          </table:table-cell>
          <table:table-cell office:value-type="string">
            <text:p>भारत सरकार हाथ में लेगी, वहाँ का प्रशासन।</text:p>
          </table:table-cell>
          <table:table-cell office:value-type="string">
            <text:p>(अनुच्छेद - 356)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18">
            <text:p>18</text:p>
          </table:table-cell>
          <table:table-cell office:value-type="string">
            <text:p>उदघोषणा का संसद द्वारा, करना होगा अनुमोदन,</text:p>
          </table:table-cell>
          <table:table-cell office:value-type="string">
            <text:p>दो महीनों में पास करेंगे, संसद के दोनों सदन।</text:p>
          </table:table-cell>
          <table:table-cell office:value-type="string">
            <text:p>(अनुच्छेद - 356)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18">
            <text:p>18</text:p>
          </table:table-cell>
          <table:table-cell office:value-type="string">
            <text:p>आपातकाल में छिन जायेंगे, सारे मूल अधिकार,</text:p>
          </table:table-cell>
          <table:table-cell office:value-type="string">
            <text:p>बचेगी शारीरिक स्वतंत्रता व जीने का अधिकार।</text:p>
          </table:table-cell>
          <table:table-cell office:value-type="string">
            <text:p>(अनुच्छेद - 358, 359)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string">
            <text:p>भारत में यदि पैदा हो, आर्थिक संकट काल,</text:p>
          </table:table-cell>
          <table:table-cell office:value-type="string">
            <text:p>राष्ट्रपति घोषित करते हैं, वित्तीय आपातकाल।</text:p>
          </table:table-cell>
          <table:table-cell office:value-type="string">
            <text:p>(अनुच्छेद - 352)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8">
            <text:p>18</text:p>
          </table:table-cell>
          <table:table-cell office:value-type="string">
            <text:p>इस दौरान राज्यों के खर्चे, किये जायेंगे कम,</text:p>
          </table:table-cell>
          <table:table-cell office:value-type="string">
            <text:p>घट जायेंगे कमर्चािरयों और जजों के वेतन।</text:p>
          </table:table-cell>
          <table:table-cell office:value-type="string">
            <text:p>(अनुच्छेद - 360)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19">
            <text:p>19</text:p>
          </table:table-cell>
          <table:table-cell office:value-type="string">
            <text:p>भाग-19</text:p>
          </table:table-cell>
          <table:table-cell office:value-type="string">
            <text:p>प्रकीर्ण </text:p>
          </table:table-cell>
          <table:table-cell office:value-type="string">
            <text:p>(Miscellaneous)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19">
            <text:p>19</text:p>
          </table:table-cell>
          <table:table-cell office:value-type="string">
            <text:p>राष्ट्रपति व राज्यपाल को, प्राप्त हैं विशेषाधिकार,</text:p>
          </table:table-cell>
          <table:table-cell office:value-type="string">
            <text:p>ना उन पर कोई केस चलेगा, न होंगे वे गिरफ्तार।</text:p>
          </table:table-cell>
          <table:table-cell office:value-type="string">
            <text:p>(अनुच्छेद - 361)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19">
            <text:p>19</text:p>
          </table:table-cell>
          <table:table-cell office:value-type="string">
            <text:p>यदि कोई छपवाता है, संसद की कार्यवाही,</text:p>
          </table:table-cell>
          <table:table-cell office:value-type="string">
            <text:p>न्यायालय नही करेगा, कोई दाण्डिक कार्यवाही।</text:p>
          </table:table-cell>
          <table:table-cell office:value-type="string">
            <text:p>(अनुच्छेद - 361 क)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0">
            <text:p>20</text:p>
          </table:table-cell>
          <table:table-cell office:value-type="string">
            <text:p>भाग-20</text:p>
          </table:table-cell>
          <table:table-cell office:value-type="string">
            <text:p>संविधान का संशोधन </text:p>
          </table:table-cell>
          <table:table-cell office:value-type="string">
            <text:p>(Amendment of the Constitution)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20">
            <text:p>20</text:p>
          </table:table-cell>
          <table:table-cell office:value-type="string">
            <text:p>संसद चाहे, कर सकती है, संविधान में संशोधन,</text:p>
          </table:table-cell>
          <table:table-cell office:value-type="string">
            <text:p>दो तिहाई बहुमत से, यदि पास करें दोनों सदन।</text:p>
          </table:table-cell>
          <table:table-cell office:value-type="string">
            <text:p>(अनुच्छेद - 368)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20">
            <text:p>20</text:p>
          </table:table-cell>
          <table:table-cell office:value-type="string">
            <text:p>फिर ये विधेयक, राष्ट्रपति को भेजा जायेगा,</text:p>
          </table:table-cell>
          <table:table-cell office:value-type="string">
            <text:p>उनकी स्वीकृति मिलने पर, संशोधन कहलायेगा।</text:p>
          </table:table-cell>
          <table:table-cell office:value-type="string">
            <text:p>(अनुच्छेद - 368)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21">
            <text:p>21</text:p>
          </table:table-cell>
          <table:table-cell office:value-type="string">
            <text:p>भाग-21</text:p>
          </table:table-cell>
          <table:table-cell office:value-type="string">
            <text:p>अस्थायी, संक्रमणकालीन और विशेष उपबन्ध</text:p>
          </table:table-cell>
          <table:table-cell office:value-type="string">
            <text:p>(Temporary, Transitional and Special Provisions)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21">
            <text:p>21</text:p>
          </table:table-cell>
          <table:table-cell office:value-type="string">
            <text:p>जम्मू और कश्मीर राज्य का, है विशेष अधिकार,</text:p>
          </table:table-cell>
          <table:table-cell office:value-type="string">
            <text:p>संसद का कानून चलेगा, जब राज्य करे स्वीकार।</text:p>
          </table:table-cell>
          <table:table-cell office:value-type="string">
            <text:p>(अनुच्छेद - 370)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21">
            <text:p>21</text:p>
          </table:table-cell>
          <table:table-cell office:value-type="string">
            <text:p>कई बहुत से राज्यों में भी, हैं विशेष उपबन्ध,</text:p>
          </table:table-cell>
          <table:table-cell office:value-type="string">
            <text:p>उनकी उन्नित और विकास हो, कुछ ऐसे प्रबंध।</text:p>
          </table:table-cell>
          <table:table-cell office:value-type="string">
            <text:p>(अनुच्छेद - 371, 371 क, ख, ग, घ, ङ, च, छ, ज, झ, ञ)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22">
            <text:p>22</text:p>
          </table:table-cell>
          <table:table-cell office:value-type="string">
            <text:p>भाग-22</text:p>
          </table:table-cell>
          <table:table-cell office:value-type="string">
            <text:p>संक्षिप्त नाम, प्रारम्भ, हिन्दी में प्राधिकृत पाठ</text:p>
          </table:table-cell>
          <table:table-cell office:value-type="string">
            <text:p>(Short Title, Commencement, Authoritative Text in Hindi)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22">
            <text:p>22</text:p>
          </table:table-cell>
          <table:table-cell office:value-type="string">
            <text:p>हमारा ये संविधान,भारत का संविधान कहलायेगा,</text:p>
          </table:table-cell>
          <table:table-cell office:value-type="string">
            <text:p>छब्बीस जनवरी 1950 से, पूरा लागू हो जायेगा।</text:p>
          </table:table-cell>
          <table:table-cell office:value-type="string">
            <text:p>(अनुच्छेद - 393, 394)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22">
            <text:p>22</text:p>
          </table:table-cell>
          <table:table-cell office:value-type="string">
            <text:p>राष्ट्रपति जी संविधान को, हिन्दी में छपवायेंगे।</text:p>
          </table:table-cell>
          <table:table-cell office:value-type="string">
            <text:p>हिन्दी, अंग्रेजी संस्करण ही, अधिकृत कहलायेंगे।</text:p>
          </table:table-cell>
          <table:table-cell office:value-type="string">
            <text:p>(अनुच्छेद - 394 क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2-09-2018</text:date>, <text:time>16:2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phpMyAdmin 4.6.4</meta:initial-creator>
    <meta:creation-date>2018-09-02T10:57:23</meta:creation-date>
    <dc:date>2018-09-02T16:29:06.72</dc:date>
    <meta:editing-duration>PT1M6S</meta:editing-duration>
    <meta:editing-cycles>1</meta:editing-cycles>
    <meta:document-statistic meta:table-count="1" meta:cell-count="1345" meta:object-count="0"/>
  </office:meta>
</office:document-meta>
</file>